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b5209" officeooo:paragraph-rsid="000b5209"/>
    </style:style>
    <style:style style:name="P2" style:family="paragraph" style:parent-style-name="Standard">
      <style:text-properties style:font-name="FreeMono" officeooo:rsid="000b5209" officeooo:paragraph-rsid="000da810"/>
    </style:style>
    <style:style style:name="P3" style:family="paragraph" style:parent-style-name="Standard">
      <style:text-properties style:font-name="FreeMono" officeooo:rsid="000c57c6" officeooo:paragraph-rsid="000c57c6"/>
    </style:style>
    <style:style style:name="P4" style:family="paragraph" style:parent-style-name="Standard">
      <style:text-properties style:font-name="FreeMono" officeooo:rsid="000f3134" officeooo:paragraph-rsid="000f3134"/>
    </style:style>
    <style:style style:name="P5" style:family="paragraph" style:parent-style-name="Standard">
      <style:text-properties style:font-name="FreeMono" officeooo:rsid="000f7e64" officeooo:paragraph-rsid="000f7e64"/>
    </style:style>
    <style:style style:name="P6" style:family="paragraph" style:parent-style-name="Standard">
      <style:text-properties style:font-name="FreeMono" officeooo:rsid="000f7e64" officeooo:paragraph-rsid="007d59d9"/>
    </style:style>
    <style:style style:name="P7" style:family="paragraph" style:parent-style-name="Standard">
      <style:text-properties style:font-name="FreeMono" officeooo:rsid="00123122" officeooo:paragraph-rsid="001699fb"/>
    </style:style>
    <style:style style:name="P8" style:family="paragraph" style:parent-style-name="Standard">
      <style:text-properties style:font-name="FreeMono" officeooo:rsid="001699fb" officeooo:paragraph-rsid="001699fb"/>
    </style:style>
    <style:style style:name="P9" style:family="paragraph" style:parent-style-name="Standard">
      <style:text-properties style:font-name="FreeMono" officeooo:rsid="00174a56" officeooo:paragraph-rsid="00174a56"/>
    </style:style>
    <style:style style:name="P10" style:family="paragraph" style:parent-style-name="Standard">
      <style:text-properties style:font-name="FreeMono" officeooo:rsid="00174a56" officeooo:paragraph-rsid="0080e1a6"/>
    </style:style>
    <style:style style:name="P11" style:family="paragraph" style:parent-style-name="Standard">
      <style:text-properties style:font-name="FreeMono" officeooo:rsid="001786f8" officeooo:paragraph-rsid="001debd5"/>
    </style:style>
    <style:style style:name="P12" style:family="paragraph" style:parent-style-name="Standard">
      <style:text-properties style:font-name="FreeMono" officeooo:rsid="00187283" officeooo:paragraph-rsid="00187283"/>
    </style:style>
    <style:style style:name="P13" style:family="paragraph" style:parent-style-name="Standard">
      <style:text-properties style:font-name="FreeMono" officeooo:rsid="00187283" officeooo:paragraph-rsid="0083c791"/>
    </style:style>
    <style:style style:name="P14" style:family="paragraph" style:parent-style-name="Standard">
      <style:text-properties style:font-name="FreeMono" officeooo:rsid="001da52a" officeooo:paragraph-rsid="001da52a"/>
    </style:style>
    <style:style style:name="P15" style:family="paragraph" style:parent-style-name="Standard">
      <style:text-properties style:font-name="FreeMono" officeooo:rsid="001da52a" officeooo:paragraph-rsid="00254575"/>
    </style:style>
    <style:style style:name="P16" style:family="paragraph" style:parent-style-name="Standard">
      <style:text-properties style:font-name="FreeMono" officeooo:rsid="001e4c2f" officeooo:paragraph-rsid="002047fe"/>
    </style:style>
    <style:style style:name="P17" style:family="paragraph" style:parent-style-name="Standard">
      <style:text-properties style:font-name="FreeMono" officeooo:rsid="002047fe" officeooo:paragraph-rsid="002047fe"/>
    </style:style>
    <style:style style:name="P18" style:family="paragraph" style:parent-style-name="Standard">
      <style:text-properties style:font-name="FreeMono" officeooo:rsid="002047fe" officeooo:paragraph-rsid="002457a2"/>
    </style:style>
    <style:style style:name="P19" style:family="paragraph" style:parent-style-name="Standard">
      <style:text-properties style:font-name="FreeMono" officeooo:rsid="00290a2b" officeooo:paragraph-rsid="001da52a"/>
    </style:style>
    <style:style style:name="P20" style:family="paragraph" style:parent-style-name="Standard">
      <style:text-properties style:font-name="FreeMono" officeooo:rsid="00290a2b" officeooo:paragraph-rsid="00290a2b"/>
    </style:style>
    <style:style style:name="P21" style:family="paragraph" style:parent-style-name="Standard">
      <style:text-properties style:font-name="FreeMono" officeooo:rsid="00290a2b" officeooo:paragraph-rsid="00310e33"/>
    </style:style>
    <style:style style:name="P22" style:family="paragraph" style:parent-style-name="Standard">
      <style:text-properties style:font-name="FreeMono" officeooo:rsid="00290a2b" officeooo:paragraph-rsid="00864098"/>
    </style:style>
    <style:style style:name="P23" style:family="paragraph" style:parent-style-name="Standard">
      <style:text-properties style:font-name="FreeMono" officeooo:rsid="00290a2b" officeooo:paragraph-rsid="008675e0"/>
    </style:style>
    <style:style style:name="P24" style:family="paragraph" style:parent-style-name="Standard">
      <style:text-properties style:font-name="FreeMono" fo:font-weight="bold" officeooo:rsid="000c57c6" officeooo:paragraph-rsid="000c57c6" style:font-weight-asian="bold" style:font-weight-complex="bold"/>
    </style:style>
    <style:style style:name="P25" style:family="paragraph" style:parent-style-name="Standard">
      <style:text-properties style:font-name="FreeMono" fo:font-weight="bold" officeooo:rsid="000f3134" officeooo:paragraph-rsid="000f3134" style:font-weight-asian="bold" style:font-weight-complex="bold"/>
    </style:style>
    <style:style style:name="P26" style:family="paragraph" style:parent-style-name="Standard">
      <style:text-properties style:font-name="FreeMono" fo:font-weight="bold" officeooo:rsid="001699fb" officeooo:paragraph-rsid="001699fb" style:font-weight-asian="bold" style:font-weight-complex="bold"/>
    </style:style>
    <style:style style:name="P27" style:family="paragraph" style:parent-style-name="Standard">
      <style:text-properties style:font-name="FreeMono" fo:font-weight="bold" officeooo:rsid="00292ab2" officeooo:paragraph-rsid="00292ab2" style:font-weight-asian="bold" style:font-weight-complex="bold"/>
    </style:style>
    <style:style style:name="P28" style:family="paragraph" style:parent-style-name="Standard">
      <style:text-properties style:font-name="FreeMono" fo:font-weight="bold" officeooo:rsid="002cf7d3" officeooo:paragraph-rsid="002cf7d3" style:font-weight-asian="bold" style:font-weight-complex="bold"/>
    </style:style>
    <style:style style:name="P29" style:family="paragraph" style:parent-style-name="Standard">
      <style:text-properties style:font-name="FreeMono" fo:font-weight="bold" officeooo:rsid="00522fc5" officeooo:paragraph-rsid="00522fc5" style:font-weight-asian="bold" style:font-weight-complex="bold"/>
    </style:style>
    <style:style style:name="P30" style:family="paragraph" style:parent-style-name="Standard">
      <style:text-properties style:font-name="FreeMono" fo:font-weight="bold" officeooo:rsid="006cee85" officeooo:paragraph-rsid="006cee85" style:font-weight-asian="bold" style:font-weight-complex="bold"/>
    </style:style>
    <style:style style:name="P31" style:family="paragraph" style:parent-style-name="Standard">
      <style:text-properties style:font-name="FreeMono" fo:font-weight="bold" officeooo:rsid="0073471a" officeooo:paragraph-rsid="006cee85" style:font-weight-asian="bold" style:font-weight-complex="bold"/>
    </style:style>
    <style:style style:name="P32" style:family="paragraph" style:parent-style-name="Standard">
      <style:text-properties style:font-name="FreeMono" officeooo:rsid="00310e33" officeooo:paragraph-rsid="00310e33"/>
    </style:style>
    <style:style style:name="P33" style:family="paragraph" style:parent-style-name="Standard">
      <style:text-properties style:font-name="FreeMono" officeooo:rsid="0041791a" officeooo:paragraph-rsid="0041791a"/>
    </style:style>
    <style:style style:name="P34" style:family="paragraph" style:parent-style-name="Standard">
      <style:text-properties style:font-name="FreeMono" officeooo:rsid="0041791a" officeooo:paragraph-rsid="0042615b"/>
    </style:style>
    <style:style style:name="P35" style:family="paragraph" style:parent-style-name="Standard">
      <style:text-properties style:font-name="FreeMono" officeooo:rsid="0041791a" officeooo:paragraph-rsid="004a99aa"/>
    </style:style>
    <style:style style:name="P36" style:family="paragraph" style:parent-style-name="Standard">
      <style:text-properties style:font-name="FreeMono" officeooo:rsid="0041791a" officeooo:paragraph-rsid="00e97c42"/>
    </style:style>
    <style:style style:name="P37" style:family="paragraph" style:parent-style-name="Standard">
      <style:text-properties style:font-name="FreeMono" officeooo:rsid="004cbf22" officeooo:paragraph-rsid="004cbf22"/>
    </style:style>
    <style:style style:name="P38" style:family="paragraph" style:parent-style-name="Standard">
      <style:text-properties style:font-name="FreeMono" officeooo:rsid="004db953" officeooo:paragraph-rsid="004db953"/>
    </style:style>
    <style:style style:name="P39" style:family="paragraph" style:parent-style-name="Standard">
      <style:text-properties style:font-name="FreeMono" officeooo:rsid="004e163f" officeooo:paragraph-rsid="004e163f"/>
    </style:style>
    <style:style style:name="P40" style:family="paragraph" style:parent-style-name="Standard">
      <style:text-properties style:font-name="FreeMono" officeooo:rsid="004e163f" officeooo:paragraph-rsid="0054780c"/>
    </style:style>
    <style:style style:name="P41" style:family="paragraph" style:parent-style-name="Standard">
      <style:text-properties style:font-name="FreeMono" officeooo:rsid="0052a839" officeooo:paragraph-rsid="0052a839"/>
    </style:style>
    <style:style style:name="P42" style:family="paragraph" style:parent-style-name="Standard">
      <style:text-properties style:font-name="FreeMono" officeooo:rsid="005a4771" officeooo:paragraph-rsid="005a4771"/>
    </style:style>
    <style:style style:name="P43" style:family="paragraph" style:parent-style-name="Standard">
      <style:text-properties style:font-name="FreeMono" officeooo:rsid="005a4771" officeooo:paragraph-rsid="0054780c"/>
    </style:style>
    <style:style style:name="P44" style:family="paragraph" style:parent-style-name="Standard">
      <style:text-properties style:font-name="FreeMono" officeooo:rsid="005bc241" officeooo:paragraph-rsid="005bc241"/>
    </style:style>
    <style:style style:name="P45" style:family="paragraph" style:parent-style-name="Standard">
      <style:text-properties style:font-name="FreeMono" officeooo:rsid="005bc241" officeooo:paragraph-rsid="005deeb3"/>
    </style:style>
    <style:style style:name="P46" style:family="paragraph" style:parent-style-name="Standard">
      <style:text-properties style:font-name="FreeMono" fo:font-style="normal" officeooo:rsid="03d6eedc" officeooo:paragraph-rsid="0070de98" style:font-style-asian="normal" style:font-style-complex="normal"/>
    </style:style>
    <style:style style:name="P47" style:family="paragraph" style:parent-style-name="Standard">
      <style:text-properties style:font-name="FreeMono" fo:font-style="normal" officeooo:rsid="00685d83" officeooo:paragraph-rsid="00750505" style:font-style-asian="normal" style:font-style-complex="normal"/>
    </style:style>
    <style:style style:name="P48" style:family="paragraph" style:parent-style-name="Standard">
      <style:text-properties style:font-name="FreeMono" fo:font-style="normal" officeooo:rsid="003ea406" officeooo:paragraph-rsid="006cee85" style:font-style-asian="normal" style:font-style-complex="normal"/>
    </style:style>
    <style:style style:name="P49" style:family="paragraph" style:parent-style-name="Standard">
      <style:text-properties style:font-name="FreeMono" fo:font-style="normal" officeooo:rsid="041bbe7a" officeooo:paragraph-rsid="006e8295" style:font-style-asian="normal" style:font-style-complex="normal"/>
    </style:style>
    <style:style style:name="P50" style:family="paragraph" style:parent-style-name="Standard">
      <style:text-properties style:font-name="FreeMono" fo:font-style="normal" officeooo:rsid="043c0a49" officeooo:paragraph-rsid="006e8295" style:font-style-asian="normal" style:font-style-complex="normal"/>
    </style:style>
    <style:style style:name="P51" style:family="paragraph" style:parent-style-name="Standard">
      <style:text-properties style:font-name="FreeMono" fo:font-style="normal" officeooo:rsid="043c0a49" officeooo:paragraph-rsid="0075d908" style:font-style-asian="normal" style:font-style-complex="normal"/>
    </style:style>
    <style:style style:name="P52" style:family="paragraph" style:parent-style-name="Standard">
      <style:text-properties style:font-name="FreeMono" fo:font-style="normal" officeooo:rsid="043e8aa8" officeooo:paragraph-rsid="006e8295" style:font-style-asian="normal" style:font-style-complex="normal"/>
    </style:style>
    <style:style style:name="P53" style:family="paragraph" style:parent-style-name="Standard">
      <style:text-properties style:font-name="FreeMono" fo:font-style="normal" officeooo:rsid="0047a48f" officeooo:paragraph-rsid="006e8295" style:font-style-asian="normal" style:font-style-complex="normal"/>
    </style:style>
    <style:style style:name="P54" style:family="paragraph" style:parent-style-name="Standard">
      <style:text-properties style:font-name="FreeMono" fo:font-style="normal" officeooo:rsid="00d02654" officeooo:paragraph-rsid="00d02654" style:font-style-asian="normal" style:font-style-complex="normal"/>
    </style:style>
    <style:style style:name="P55" style:family="paragraph" style:parent-style-name="Standard">
      <style:text-properties style:font-name="FreeMono" officeooo:rsid="005deeb3" officeooo:paragraph-rsid="005deeb3"/>
    </style:style>
    <style:style style:name="P56" style:family="paragraph" style:parent-style-name="Standard">
      <style:text-properties style:font-name="FreeMono" officeooo:rsid="005ea8b9" officeooo:paragraph-rsid="005ea8b9"/>
    </style:style>
    <style:style style:name="P57" style:family="paragraph" style:parent-style-name="Standard">
      <style:text-properties style:font-name="FreeMono" officeooo:rsid="005ea8b9" officeooo:paragraph-rsid="005deeb3"/>
    </style:style>
    <style:style style:name="P58" style:family="paragraph" style:parent-style-name="Standard">
      <style:text-properties style:font-name="FreeMono" officeooo:rsid="00627344" officeooo:paragraph-rsid="00627344"/>
    </style:style>
    <style:style style:name="P59" style:family="paragraph" style:parent-style-name="Standard">
      <style:text-properties style:font-name="FreeMono" officeooo:rsid="00627344" officeooo:paragraph-rsid="0064dda6"/>
    </style:style>
    <style:style style:name="P60" style:family="paragraph" style:parent-style-name="Standard">
      <style:text-properties style:font-name="FreeMono" officeooo:rsid="00627344" officeooo:paragraph-rsid="0070de98"/>
    </style:style>
    <style:style style:name="P61" style:family="paragraph" style:parent-style-name="Standard">
      <style:text-properties style:font-name="FreeMono" officeooo:rsid="006674dc" officeooo:paragraph-rsid="006674dc"/>
    </style:style>
    <style:style style:name="P62" style:family="paragraph" style:parent-style-name="Standard">
      <style:text-properties style:font-name="FreeMono" officeooo:rsid="00685d83" officeooo:paragraph-rsid="00685d83"/>
    </style:style>
    <style:style style:name="P63" style:family="paragraph" style:parent-style-name="Standard">
      <style:text-properties style:font-name="FreeMono" officeooo:rsid="00685d83" officeooo:paragraph-rsid="006cee85"/>
    </style:style>
    <style:style style:name="P64" style:family="paragraph" style:parent-style-name="Standard">
      <style:text-properties style:font-name="FreeMono" officeooo:rsid="00685d83" officeooo:paragraph-rsid="0073471a"/>
    </style:style>
    <style:style style:name="P65" style:family="paragraph" style:parent-style-name="Standard">
      <style:text-properties style:font-name="FreeMono" officeooo:rsid="006af1e9" officeooo:paragraph-rsid="006af1e9"/>
    </style:style>
    <style:style style:name="P66" style:family="paragraph" style:parent-style-name="Standard">
      <style:text-properties style:font-name="FreeMono" officeooo:rsid="00718537" officeooo:paragraph-rsid="00718537"/>
    </style:style>
    <style:style style:name="P67" style:family="paragraph" style:parent-style-name="Standard">
      <style:text-properties style:font-name="FreeMono" fo:font-weight="normal" officeooo:rsid="0075d908" officeooo:paragraph-rsid="0075d908" style:font-weight-asian="normal" style:font-weight-complex="normal"/>
    </style:style>
    <style:style style:name="P68" style:family="paragraph" style:parent-style-name="Standard">
      <style:text-properties style:font-name="FreeMono" fo:font-weight="normal" officeooo:rsid="0075d908" officeooo:paragraph-rsid="0093b700" style:font-weight-asian="normal" style:font-weight-complex="normal"/>
    </style:style>
    <style:style style:name="P69" style:family="paragraph" style:parent-style-name="Standard">
      <style:text-properties style:font-name="FreeMono" fo:font-weight="normal" officeooo:rsid="0078eb0c" officeooo:paragraph-rsid="00784bc0" style:font-weight-asian="normal" style:font-weight-complex="normal"/>
    </style:style>
    <style:style style:name="P70" style:family="paragraph" style:parent-style-name="Standard">
      <style:text-properties style:font-name="FreeMono" fo:font-weight="normal" officeooo:rsid="0078eb0c" officeooo:paragraph-rsid="00b25962" style:font-weight-asian="normal" style:font-weight-complex="normal"/>
    </style:style>
    <style:style style:name="P71" style:family="paragraph" style:parent-style-name="Standard">
      <style:text-properties style:font-name="FreeMono" fo:font-weight="normal" officeooo:rsid="0093da40" officeooo:paragraph-rsid="0093da40" style:font-weight-asian="normal" style:font-weight-complex="normal"/>
    </style:style>
    <style:style style:name="P72" style:family="paragraph" style:parent-style-name="Standard">
      <style:text-properties style:font-name="FreeMono" fo:font-weight="normal" officeooo:rsid="0093da40" officeooo:paragraph-rsid="00c02184" style:font-weight-asian="normal" style:font-weight-complex="normal"/>
    </style:style>
    <style:style style:name="P73" style:family="paragraph" style:parent-style-name="Standard">
      <style:text-properties style:font-name="FreeMono" fo:font-weight="normal" officeooo:rsid="009409cb" officeooo:paragraph-rsid="009409cb" style:font-weight-asian="normal" style:font-weight-complex="normal"/>
    </style:style>
    <style:style style:name="P74" style:family="paragraph" style:parent-style-name="Standard">
      <style:text-properties style:font-name="FreeMono" fo:font-weight="normal" officeooo:rsid="009409cb" officeooo:paragraph-rsid="00a9be46" style:font-weight-asian="normal" style:font-weight-complex="normal"/>
    </style:style>
    <style:style style:name="P75" style:family="paragraph" style:parent-style-name="Standard">
      <style:text-properties style:font-name="FreeMono" fo:font-weight="normal" officeooo:rsid="009409cb" officeooo:paragraph-rsid="00e0fb54" style:font-weight-asian="normal" style:font-weight-complex="normal"/>
    </style:style>
    <style:style style:name="P76" style:family="paragraph" style:parent-style-name="Standard">
      <style:text-properties style:font-name="FreeMono" fo:font-weight="normal" officeooo:rsid="00a9be46" officeooo:paragraph-rsid="00cd0525" style:font-weight-asian="normal" style:font-weight-complex="normal"/>
    </style:style>
    <style:style style:name="P77" style:family="paragraph" style:parent-style-name="Standard">
      <style:text-properties style:font-name="FreeMono" fo:font-weight="normal" officeooo:rsid="0093b700" officeooo:paragraph-rsid="0093b700" style:font-weight-asian="normal" style:font-weight-complex="normal"/>
    </style:style>
    <style:style style:name="P78" style:family="paragraph" style:parent-style-name="Standard">
      <style:text-properties style:font-name="FreeMono" fo:font-weight="normal" officeooo:rsid="00bce939" officeooo:paragraph-rsid="00c02184" style:font-weight-asian="normal" style:font-weight-complex="normal"/>
    </style:style>
    <style:style style:name="P79" style:family="paragraph" style:parent-style-name="Standard">
      <style:text-properties style:font-name="FreeMono" fo:font-weight="normal" officeooo:rsid="00cd0525" officeooo:paragraph-rsid="00cd4629" style:font-weight-asian="normal" style:font-weight-complex="normal"/>
    </style:style>
    <style:style style:name="P80" style:family="paragraph" style:parent-style-name="Standard">
      <style:text-properties style:font-name="FreeMono" fo:font-weight="normal" officeooo:rsid="00d915bc" officeooo:paragraph-rsid="00daa672" style:font-weight-asian="normal" style:font-weight-complex="normal"/>
    </style:style>
    <style:style style:name="P81" style:family="paragraph" style:parent-style-name="Standard">
      <style:text-properties style:font-name="FreeMono" fo:font-weight="normal" officeooo:rsid="00dea958" officeooo:paragraph-rsid="00dea958" style:font-weight-asian="normal" style:font-weight-complex="normal"/>
    </style:style>
    <style:style style:name="P82" style:family="paragraph" style:parent-style-name="Standard">
      <style:text-properties style:font-name="FreeMono" fo:font-weight="normal" officeooo:rsid="00e2f6f9" officeooo:paragraph-rsid="00e2f6f9" style:font-weight-asian="normal" style:font-weight-complex="normal"/>
    </style:style>
    <style:style style:name="P83" style:family="paragraph" style:parent-style-name="Standard">
      <style:text-properties style:font-name="FreeMono" officeooo:rsid="007d59d9" officeooo:paragraph-rsid="007d59d9"/>
    </style:style>
    <style:style style:name="P84" style:family="paragraph" style:parent-style-name="Standard">
      <style:text-properties style:font-name="FreeMono" officeooo:rsid="007dd2b5" officeooo:paragraph-rsid="007dd2b5"/>
    </style:style>
    <style:style style:name="P85" style:family="paragraph" style:parent-style-name="Standard">
      <style:text-properties style:font-name="FreeMono" officeooo:rsid="0012e1c5" officeooo:paragraph-rsid="001699fb"/>
    </style:style>
    <style:style style:name="P86" style:family="paragraph" style:parent-style-name="Standard">
      <style:text-properties style:font-name="FreeMono" officeooo:rsid="0014c327" officeooo:paragraph-rsid="007eab6f"/>
    </style:style>
    <style:style style:name="P87" style:family="paragraph" style:parent-style-name="Standard">
      <style:text-properties style:font-name="FreeMono" officeooo:rsid="0048ff15" officeooo:paragraph-rsid="006e8295"/>
    </style:style>
    <style:style style:name="P88" style:family="paragraph" style:parent-style-name="Standard">
      <style:text-properties style:font-name="FreeMono" officeooo:rsid="00d02654" officeooo:paragraph-rsid="00d02654"/>
    </style:style>
    <style:style style:name="P89" style:family="paragraph" style:parent-style-name="Standard">
      <style:text-properties style:font-name="FreeMono" officeooo:rsid="00978d3d" officeooo:paragraph-rsid="00d02654"/>
    </style:style>
    <style:style style:name="P90" style:family="paragraph" style:parent-style-name="Standard">
      <style:text-properties style:font-name="FreeMono" officeooo:rsid="00ef1fbd" officeooo:paragraph-rsid="00ef1fbd"/>
    </style:style>
    <style:style style:name="P91" style:family="paragraph" style:parent-style-name="Standard">
      <style:text-properties style:font-name="FreeMono" fo:font-weight="normal" officeooo:rsid="00dea958" officeooo:paragraph-rsid="00e0fb54" style:font-weight-asian="normal" style:font-weight-complex="normal"/>
    </style:style>
    <style:style style:name="P92" style:family="paragraph" style:parent-style-name="Standard">
      <style:text-properties style:font-name="FreeMono" fo:font-weight="normal" officeooo:rsid="00e2f6f9" officeooo:paragraph-rsid="00e2f6f9" style:font-weight-asian="normal" style:font-weight-complex="normal"/>
    </style:style>
    <style:style style:name="P93" style:family="paragraph" style:parent-style-name="Standard">
      <style:text-properties style:font-name="FreeMono" fo:font-weight="normal" officeooo:rsid="00fc344e" officeooo:paragraph-rsid="00fc344e" style:font-weight-asian="normal" style:font-weight-complex="normal"/>
    </style:style>
    <style:style style:name="P94" style:family="paragraph" style:parent-style-name="Standard">
      <style:text-properties style:font-name="FreeMono" fo:font-weight="normal" officeooo:rsid="00ff0335" officeooo:paragraph-rsid="01011bb1" style:font-weight-asian="normal" style:font-weight-complex="normal"/>
    </style:style>
    <style:style style:name="P95" style:family="paragraph" style:parent-style-name="Standard">
      <style:text-properties style:font-name="FreeMono" fo:font-weight="normal" officeooo:rsid="00a343ec" officeooo:paragraph-rsid="01011bb1" style:font-weight-asian="normal" style:font-weight-complex="normal"/>
    </style:style>
    <style:style style:name="P96" style:family="paragraph" style:parent-style-name="Standard">
      <style:text-properties style:font-name="FreeMono" fo:font-weight="normal" officeooo:rsid="00a2713a" officeooo:paragraph-rsid="01011bb1" style:font-weight-asian="normal" style:font-weight-complex="normal"/>
    </style:style>
    <style:style style:name="P97" style:family="paragraph" style:parent-style-name="Standard">
      <style:text-properties style:font-name="FreeMono" fo:font-weight="normal" officeooo:rsid="00e4a1bc" officeooo:paragraph-rsid="00e4a1bc" style:font-weight-asian="normal" style:font-weight-complex="normal"/>
    </style:style>
    <style:style style:name="P98" style:family="paragraph" style:parent-style-name="Standard">
      <style:text-properties style:font-name="FreeMono" fo:font-weight="normal" officeooo:rsid="0104e421" officeooo:paragraph-rsid="0104d150" style:font-weight-asian="normal" style:font-weight-complex="normal"/>
    </style:style>
    <style:style style:name="P99" style:family="paragraph" style:parent-style-name="Standard">
      <style:text-properties style:font-name="FreeMono" fo:font-weight="normal" officeooo:rsid="0104f134" officeooo:paragraph-rsid="0104f134" style:font-weight-asian="normal" style:font-weight-complex="normal"/>
    </style:style>
    <style:style style:name="P100" style:family="paragraph" style:parent-style-name="Standard">
      <style:text-properties style:font-name="FreeMono" fo:font-weight="normal" officeooo:rsid="00cea742" officeooo:paragraph-rsid="00cea742" style:font-weight-asian="normal" style:font-weight-complex="normal"/>
    </style:style>
    <style:style style:name="P101" style:family="paragraph" style:parent-style-name="Standard">
      <style:text-properties style:font-name="FreeMono" fo:font-weight="normal" officeooo:rsid="011059a0" officeooo:paragraph-rsid="011059a0" style:font-weight-asian="normal" style:font-weight-complex="normal"/>
    </style:style>
    <style:style style:name="P102" style:family="paragraph" style:parent-style-name="Standard">
      <style:text-properties style:font-name="FreeMono" fo:font-weight="normal" officeooo:rsid="011059a0" officeooo:paragraph-rsid="01109bb9" style:font-weight-asian="normal" style:font-weight-complex="normal"/>
    </style:style>
    <style:style style:name="P103" style:family="paragraph" style:parent-style-name="Standard">
      <style:text-properties style:font-name="FreeMono" fo:font-weight="normal" officeooo:rsid="011059a0" officeooo:paragraph-rsid="01187e81" style:font-weight-asian="normal" style:font-weight-complex="normal"/>
    </style:style>
    <style:style style:name="P104" style:family="paragraph" style:parent-style-name="Standard">
      <style:text-properties style:font-name="FreeMono" fo:font-weight="normal" officeooo:rsid="00a9be46" officeooo:paragraph-rsid="011059a0" style:font-weight-asian="normal" style:font-weight-complex="normal"/>
    </style:style>
    <style:style style:name="P105" style:family="paragraph" style:parent-style-name="Standard">
      <style:text-properties style:font-name="FreeMono" fo:font-weight="normal" officeooo:rsid="01109bb9" officeooo:paragraph-rsid="01140254" style:font-weight-asian="normal" style:font-weight-complex="normal"/>
    </style:style>
    <style:style style:name="P106" style:family="paragraph" style:parent-style-name="Standard">
      <style:text-properties style:font-name="FreeMono" fo:font-weight="normal" officeooo:rsid="01156ce1" officeooo:paragraph-rsid="01156ce1" style:font-weight-asian="normal" style:font-weight-complex="normal"/>
    </style:style>
    <style:style style:name="P107" style:family="paragraph" style:parent-style-name="Standard">
      <style:text-properties style:font-name="FreeMono" fo:font-weight="normal" officeooo:rsid="01177d4b" officeooo:paragraph-rsid="01177d4b" style:font-weight-asian="normal" style:font-weight-complex="normal"/>
    </style:style>
    <style:style style:name="P108" style:family="paragraph" style:parent-style-name="Standard">
      <style:text-properties style:font-name="FreeMono" fo:font-weight="normal" officeooo:rsid="0119a847" officeooo:paragraph-rsid="0119a847" style:font-weight-asian="normal" style:font-weight-complex="normal"/>
    </style:style>
    <style:style style:name="P109" style:family="paragraph" style:parent-style-name="Standard">
      <style:text-properties style:font-name="FreeMono" fo:font-weight="normal" officeooo:rsid="011a9e61" officeooo:paragraph-rsid="011a9e61" style:font-weight-asian="normal" style:font-weight-complex="normal"/>
    </style:style>
    <style:style style:name="P110" style:family="paragraph" style:parent-style-name="Standard">
      <style:text-properties style:font-name="FreeMono" fo:font-weight="normal" officeooo:rsid="011bc7c7" officeooo:paragraph-rsid="011bc7c7" style:font-weight-asian="normal" style:font-weight-complex="normal"/>
    </style:style>
    <style:style style:name="P111" style:family="paragraph" style:parent-style-name="Standard">
      <style:text-properties style:font-name="FreeMono" fo:font-weight="normal" officeooo:rsid="012c67ec" officeooo:paragraph-rsid="012c67ec" style:font-weight-asian="normal" style:font-weight-complex="normal"/>
    </style:style>
    <style:style style:name="P112" style:family="paragraph" style:parent-style-name="Standard">
      <style:text-properties style:font-name="FreeMono" fo:font-weight="normal" officeooo:rsid="012dc4fa" officeooo:paragraph-rsid="012dc4fa" style:font-weight-asian="normal" style:font-weight-complex="normal"/>
    </style:style>
    <style:style style:name="P113" style:family="paragraph" style:parent-style-name="Standard">
      <style:text-properties style:font-name="FreeMono" fo:font-weight="normal" officeooo:rsid="013abbb7" officeooo:paragraph-rsid="013abbb7" style:font-weight-asian="normal" style:font-weight-complex="normal"/>
    </style:style>
    <style:style style:name="P114" style:family="paragraph" style:parent-style-name="Standard">
      <style:text-properties style:font-name="FreeMono" fo:font-weight="normal" officeooo:rsid="013be483" officeooo:paragraph-rsid="013be483" style:font-weight-asian="normal" style:font-weight-complex="normal"/>
    </style:style>
    <style:style style:name="P115" style:family="paragraph" style:parent-style-name="Standard">
      <style:text-properties style:font-name="FreeMono" fo:font-weight="normal" officeooo:rsid="01454f79" officeooo:paragraph-rsid="01454f79" style:font-weight-asian="normal" style:font-weight-complex="normal"/>
    </style:style>
    <style:style style:name="P116" style:family="paragraph" style:parent-style-name="Standard">
      <style:text-properties style:font-name="FreeMono" fo:font-weight="normal" officeooo:rsid="0146e72d" officeooo:paragraph-rsid="0146e72d" style:font-weight-asian="normal" style:font-weight-complex="normal"/>
    </style:style>
    <style:style style:name="P117" style:family="paragraph" style:parent-style-name="Standard">
      <style:text-properties style:font-name="FreeMono" fo:font-weight="normal" officeooo:rsid="0148cec8" officeooo:paragraph-rsid="014975be" style:font-weight-asian="normal" style:font-weight-complex="normal"/>
    </style:style>
    <style:style style:name="P118" style:family="paragraph" style:parent-style-name="Standard">
      <style:text-properties style:font-name="FreeMono" fo:font-weight="normal" officeooo:rsid="0148cec8" officeooo:paragraph-rsid="0157e8c7" style:font-weight-asian="normal" style:font-weight-complex="normal"/>
    </style:style>
    <style:style style:name="P119" style:family="paragraph" style:parent-style-name="Standard">
      <style:text-properties style:font-name="FreeMono" fo:font-weight="normal" officeooo:rsid="0078eb0c" officeooo:paragraph-rsid="00b25962" style:font-weight-asian="normal" style:font-weight-complex="normal"/>
    </style:style>
    <style:style style:name="P120" style:family="paragraph" style:parent-style-name="Standard">
      <style:text-properties style:font-name="FreeMono" fo:font-weight="normal" officeooo:rsid="0078eb0c" officeooo:paragraph-rsid="0148cec8" style:font-weight-asian="normal" style:font-weight-complex="normal"/>
    </style:style>
    <style:style style:name="P121" style:family="paragraph" style:parent-style-name="Standard">
      <style:text-properties style:font-name="FreeMono" fo:font-weight="normal" officeooo:rsid="0078eb0c" officeooo:paragraph-rsid="01688c74" style:font-weight-asian="normal" style:font-weight-complex="normal"/>
    </style:style>
    <style:style style:name="P122" style:family="paragraph" style:parent-style-name="Standard">
      <style:text-properties style:font-name="FreeMono" fo:font-weight="normal" officeooo:rsid="00784bc0" officeooo:paragraph-rsid="0148cec8" style:font-weight-asian="normal" style:font-weight-complex="normal"/>
    </style:style>
    <style:style style:name="P123" style:family="paragraph" style:parent-style-name="Standard">
      <style:text-properties style:font-name="FreeMono" fo:font-weight="normal" officeooo:rsid="00784bc0" officeooo:paragraph-rsid="01688c74" style:font-weight-asian="normal" style:font-weight-complex="normal"/>
    </style:style>
    <style:style style:name="P124" style:family="paragraph" style:parent-style-name="Standard">
      <style:text-properties style:font-name="FreeMono" fo:font-weight="normal" officeooo:rsid="014b552e" officeooo:paragraph-rsid="014d5334" style:font-weight-asian="normal" style:font-weight-complex="normal"/>
    </style:style>
    <style:style style:name="P125" style:family="paragraph" style:parent-style-name="Standard">
      <style:text-properties style:font-name="FreeMono" fo:font-weight="normal" officeooo:rsid="014f693c" officeooo:paragraph-rsid="014f693c" style:font-weight-asian="normal" style:font-weight-complex="normal"/>
    </style:style>
    <style:style style:name="P126" style:family="paragraph" style:parent-style-name="Standard">
      <style:text-properties style:font-name="FreeMono" fo:font-weight="normal" officeooo:rsid="0157e8c7" officeooo:paragraph-rsid="0157e8c7" style:font-weight-asian="normal" style:font-weight-complex="normal"/>
    </style:style>
    <style:style style:name="P127" style:family="paragraph" style:parent-style-name="Standard">
      <style:text-properties style:font-name="FreeMono" fo:font-weight="normal" officeooo:rsid="0158d5f1" officeooo:paragraph-rsid="0158d5f1" style:font-weight-asian="normal" style:font-weight-complex="normal"/>
    </style:style>
    <style:style style:name="P128" style:family="paragraph" style:parent-style-name="Standard">
      <style:text-properties style:font-name="FreeMono" fo:font-weight="normal" officeooo:rsid="015a847a" officeooo:paragraph-rsid="015a847a" style:font-weight-asian="normal" style:font-weight-complex="normal"/>
    </style:style>
    <style:style style:name="P129" style:family="paragraph" style:parent-style-name="Standard">
      <style:text-properties style:font-name="FreeMono" fo:font-weight="normal" officeooo:rsid="015b9841" officeooo:paragraph-rsid="015b9841" style:font-weight-asian="normal" style:font-weight-complex="normal"/>
    </style:style>
    <style:style style:name="P130" style:family="paragraph" style:parent-style-name="Standard">
      <style:text-properties style:font-name="FreeMono" fo:font-weight="normal" officeooo:rsid="015b9841" officeooo:paragraph-rsid="01678760" style:font-weight-asian="normal" style:font-weight-complex="normal"/>
    </style:style>
    <style:style style:name="P131" style:family="paragraph" style:parent-style-name="Standard">
      <style:text-properties style:font-name="FreeMono" fo:font-weight="normal" officeooo:rsid="015b9841" officeooo:paragraph-rsid="01688c74" style:font-weight-asian="normal" style:font-weight-complex="normal"/>
    </style:style>
    <style:style style:name="P132" style:family="paragraph" style:parent-style-name="Standard">
      <style:text-properties style:font-name="FreeMono" fo:font-weight="normal" officeooo:rsid="01688c74" officeooo:paragraph-rsid="01688c74" style:font-weight-asian="normal" style:font-weight-complex="normal"/>
    </style:style>
    <style:style style:name="P133" style:family="paragraph" style:parent-style-name="Standard">
      <style:text-properties style:font-name="FreeMono" fo:font-weight="normal" officeooo:rsid="016a7035" officeooo:paragraph-rsid="016a7035" style:font-weight-asian="normal" style:font-weight-complex="normal"/>
    </style:style>
    <style:style style:name="P134" style:family="paragraph" style:parent-style-name="Standard">
      <style:text-properties style:font-name="FreeMono" fo:font-weight="normal" officeooo:rsid="016e002f" officeooo:paragraph-rsid="016e002f" style:font-weight-asian="normal" style:font-weight-complex="normal"/>
    </style:style>
    <style:style style:name="P135" style:family="paragraph" style:parent-style-name="Standard">
      <style:text-properties style:font-name="FreeMono" fo:font-weight="normal" officeooo:rsid="0171ec06" officeooo:paragraph-rsid="0171ec06" style:font-weight-asian="normal" style:font-weight-complex="normal"/>
    </style:style>
    <style:style style:name="P136" style:family="paragraph" style:parent-style-name="Standard">
      <style:text-properties style:font-name="FreeMono" fo:font-weight="normal" officeooo:rsid="01755ece" officeooo:paragraph-rsid="01755ece" style:font-weight-asian="normal" style:font-weight-complex="normal"/>
    </style:style>
    <style:style style:name="P137" style:family="paragraph" style:parent-style-name="Standard">
      <style:text-properties style:font-name="FreeMono" fo:font-weight="bold" officeooo:rsid="010f74e4" officeooo:paragraph-rsid="010f74e4" style:font-weight-asian="bold" style:font-weight-complex="bold"/>
    </style:style>
    <style:style style:name="P138" style:family="paragraph" style:parent-style-name="Standard">
      <style:text-properties style:font-name="FreeMono" fo:font-weight="bold" officeooo:rsid="002cf7d3" officeooo:paragraph-rsid="013abbb7" style:font-weight-asian="bold" style:font-weight-complex="bold"/>
    </style:style>
    <style:style style:name="P139" style:family="paragraph" style:parent-style-name="Standard">
      <style:text-properties style:font-name="FreeMono" fo:font-weight="bold" officeooo:rsid="01454f79" officeooo:paragraph-rsid="01454f79" style:font-weight-asian="bold" style:font-weight-complex="bold"/>
    </style:style>
    <style:style style:name="P140" style:family="paragraph" style:parent-style-name="Standard">
      <style:text-properties style:font-name="FreeMono" officeooo:rsid="0041791a" officeooo:paragraph-rsid="005ea8b9"/>
    </style:style>
    <style:style style:name="P141" style:family="paragraph" style:parent-style-name="Standard">
      <style:text-properties style:font-name="FreeMono" fo:font-style="normal" fo:font-weight="normal" officeooo:rsid="040656f3" officeooo:paragraph-rsid="01736af5" style:font-style-asian="normal" style:font-weight-asian="normal" style:font-style-complex="normal" style:font-weight-complex="normal"/>
    </style:style>
    <style:style style:name="T1" style:family="text">
      <style:text-properties officeooo:rsid="000c57c6"/>
    </style:style>
    <style:style style:name="T2" style:family="text">
      <style:text-properties style:text-position="super 58%"/>
    </style:style>
    <style:style style:name="T3" style:family="text">
      <style:text-properties style:text-position="super 58%" officeooo:rsid="00e5f8e3"/>
    </style:style>
    <style:style style:name="T4" style:family="text">
      <style:text-properties officeooo:rsid="000da810"/>
    </style:style>
    <style:style style:name="T5" style:family="text">
      <style:text-properties officeooo:rsid="0014c327"/>
    </style:style>
    <style:style style:name="T6" style:family="text">
      <style:text-properties officeooo:rsid="001699fb"/>
    </style:style>
    <style:style style:name="T7" style:family="text">
      <style:text-properties officeooo:rsid="00187283"/>
    </style:style>
    <style:style style:name="T8" style:family="text">
      <style:text-properties officeooo:rsid="001da52a"/>
    </style:style>
    <style:style style:name="T9" style:family="text">
      <style:text-properties officeooo:rsid="001debd5"/>
    </style:style>
    <style:style style:name="T10" style:family="text">
      <style:text-properties officeooo:rsid="001e4c2f"/>
    </style:style>
    <style:style style:name="T11" style:family="text">
      <style:text-properties officeooo:rsid="002047fe"/>
    </style:style>
    <style:style style:name="T12" style:family="text">
      <style:text-properties officeooo:rsid="002194ed"/>
    </style:style>
    <style:style style:name="T13" style:family="text">
      <style:text-properties officeooo:rsid="002457a2"/>
    </style:style>
    <style:style style:name="T14" style:family="text">
      <style:text-properties officeooo:rsid="00254575"/>
    </style:style>
    <style:style style:name="T15" style:family="text">
      <style:text-properties officeooo:rsid="0025da65"/>
    </style:style>
    <style:style style:name="T16" style:family="text">
      <style:text-properties officeooo:rsid="002a7ded"/>
    </style:style>
    <style:style style:name="T17" style:family="text">
      <style:text-properties officeooo:rsid="002e35e6"/>
    </style:style>
    <style:style style:name="T18" style:family="text">
      <style:text-properties officeooo:rsid="0031a349"/>
    </style:style>
    <style:style style:name="T19" style:family="text">
      <style:text-properties officeooo:rsid="00332ee0"/>
    </style:style>
    <style:style style:name="T20" style:family="text">
      <style:text-properties officeooo:rsid="0042615b"/>
    </style:style>
    <style:style style:name="T21" style:family="text">
      <style:text-properties officeooo:rsid="0046522a"/>
    </style:style>
    <style:style style:name="T22" style:family="text">
      <style:text-properties officeooo:rsid="0047cca2"/>
    </style:style>
    <style:style style:name="T23" style:family="text">
      <style:text-properties officeooo:rsid="0049f126"/>
    </style:style>
    <style:style style:name="T24" style:family="text">
      <style:text-properties officeooo:rsid="004a6dc4"/>
    </style:style>
    <style:style style:name="T25" style:family="text">
      <style:text-properties fo:font-weight="bold" style:font-weight-asian="bold" style:font-weight-complex="bold"/>
    </style:style>
    <style:style style:name="T26" style:family="text">
      <style:text-properties fo:font-weight="bold" officeooo:rsid="004d9bc6" style:font-weight-asian="bold" style:font-weight-complex="bold"/>
    </style:style>
    <style:style style:name="T27" style:family="text">
      <style:text-properties officeooo:rsid="004e163f"/>
    </style:style>
    <style:style style:name="T28" style:family="text">
      <style:text-properties officeooo:rsid="005105c0"/>
    </style:style>
    <style:style style:name="T29" style:family="text">
      <style:text-properties officeooo:rsid="0052e5de"/>
    </style:style>
    <style:style style:name="T30" style:family="text">
      <style:text-properties officeooo:rsid="0054780c"/>
    </style:style>
    <style:style style:name="T31" style:family="text">
      <style:text-properties officeooo:rsid="0058a779"/>
    </style:style>
    <style:style style:name="T32" style:family="text">
      <style:text-properties officeooo:rsid="005bc241"/>
    </style:style>
    <style:style style:name="T33" style:family="text">
      <style:text-properties fo:font-style="italic" style:font-style-asian="italic" style:font-style-complex="italic"/>
    </style:style>
    <style:style style:name="T34" style:family="text">
      <style:text-properties fo:font-style="italic" officeooo:rsid="01736af5" style:font-style-asian="italic" style:font-style-complex="italic"/>
    </style:style>
    <style:style style:name="T35" style:family="text">
      <style:text-properties officeooo:rsid="005deeb3"/>
    </style:style>
    <style:style style:name="T36" style:family="text">
      <style:text-properties officeooo:rsid="005ea8b9"/>
    </style:style>
    <style:style style:name="T37" style:family="text">
      <style:text-properties officeooo:rsid="0060866e"/>
    </style:style>
    <style:style style:name="T38" style:family="text">
      <style:text-properties officeooo:rsid="00632f68"/>
    </style:style>
    <style:style style:name="T39" style:family="text">
      <style:text-properties officeooo:rsid="00691f24"/>
    </style:style>
    <style:style style:name="T40" style:family="text">
      <style:text-properties fo:font-style="normal" style:font-style-asian="normal" style:font-style-complex="normal"/>
    </style:style>
    <style:style style:name="T41" style:family="text">
      <style:text-properties fo:font-style="normal" officeooo:rsid="004abd24" style:font-style-asian="normal" style:font-style-complex="normal"/>
    </style:style>
    <style:style style:name="T42" style:family="text">
      <style:text-properties fo:font-style="normal" officeooo:rsid="004b51c2" style:font-style-asian="normal" style:font-style-complex="normal"/>
    </style:style>
    <style:style style:name="T43" style:family="text">
      <style:text-properties fo:font-style="normal" officeooo:rsid="006fb55d" style:font-style-asian="normal" style:font-style-complex="normal"/>
    </style:style>
    <style:style style:name="T44" style:family="text">
      <style:text-properties fo:font-style="normal" officeooo:rsid="009949be" style:font-style-asian="normal" style:font-style-complex="normal"/>
    </style:style>
    <style:style style:name="T45" style:family="text">
      <style:text-properties fo:font-style="normal" officeooo:rsid="00d02654" style:font-style-asian="normal" style:font-style-complex="normal"/>
    </style:style>
    <style:style style:name="T46" style:family="text">
      <style:text-properties fo:font-style="normal" officeooo:rsid="00d1675f" style:font-style-asian="normal" style:font-style-complex="normal"/>
    </style:style>
    <style:style style:name="T47" style:family="text">
      <style:text-properties fo:font-style="normal" officeooo:rsid="00d304a5" style:font-style-asian="normal" style:font-style-complex="normal"/>
    </style:style>
    <style:style style:name="T48" style:family="text">
      <style:text-properties officeooo:rsid="043ce47f"/>
    </style:style>
    <style:style style:name="T49" style:family="text">
      <style:text-properties style:font-name="FreeMono" officeooo:rsid="003ea406"/>
    </style:style>
    <style:style style:name="T50" style:family="text">
      <style:text-properties style:font-name="FreeMono" officeooo:rsid="0073471a"/>
    </style:style>
    <style:style style:name="T51" style:family="text">
      <style:text-properties style:font-name="FreeMono" officeooo:rsid="01353d7c"/>
    </style:style>
    <style:style style:name="T52" style:family="text">
      <style:text-properties style:font-name="FreeMono" officeooo:rsid="01033d40"/>
    </style:style>
    <style:style style:name="T53" style:family="text">
      <style:text-properties style:font-name="FreeMono" officeooo:rsid="00750505"/>
    </style:style>
    <style:style style:name="T54" style:family="text">
      <style:text-properties style:font-name="FreeMono" officeooo:rsid="0075d908"/>
    </style:style>
    <style:style style:name="T55" style:family="text">
      <style:text-properties officeooo:rsid="006e8295"/>
    </style:style>
    <style:style style:name="T56" style:family="text">
      <style:text-properties officeooo:rsid="006fb55d"/>
    </style:style>
    <style:style style:name="T57" style:family="text">
      <style:text-properties officeooo:rsid="00718537"/>
    </style:style>
    <style:style style:name="T58" style:family="text">
      <style:text-properties officeooo:rsid="0075d908"/>
    </style:style>
    <style:style style:name="T59" style:family="text">
      <style:text-properties officeooo:rsid="00778715"/>
    </style:style>
    <style:style style:name="T60" style:family="text">
      <style:text-properties officeooo:rsid="0079ea4b"/>
    </style:style>
    <style:style style:name="T61" style:family="text">
      <style:text-properties officeooo:rsid="007bd762"/>
    </style:style>
    <style:style style:name="T62" style:family="text">
      <style:text-properties officeooo:rsid="007d59d9"/>
    </style:style>
    <style:style style:name="T63" style:family="text">
      <style:text-properties officeooo:rsid="000f7e64"/>
    </style:style>
    <style:style style:name="T64" style:family="text">
      <style:text-properties officeooo:rsid="007dd2b5"/>
    </style:style>
    <style:style style:name="T65" style:family="text">
      <style:text-properties officeooo:rsid="007eab6f"/>
    </style:style>
    <style:style style:name="T66" style:family="text">
      <style:text-properties officeooo:rsid="0080e1a6"/>
    </style:style>
    <style:style style:name="T67" style:family="text">
      <style:text-properties officeooo:rsid="0083c791"/>
    </style:style>
    <style:style style:name="T68" style:family="text">
      <style:text-properties officeooo:rsid="008498c7"/>
    </style:style>
    <style:style style:name="T69" style:family="text">
      <style:text-properties officeooo:rsid="00860279"/>
    </style:style>
    <style:style style:name="T70" style:family="text">
      <style:text-properties officeooo:rsid="00864098"/>
    </style:style>
    <style:style style:name="T71" style:family="text">
      <style:text-properties officeooo:rsid="008675e0"/>
    </style:style>
    <style:style style:name="T72" style:family="text">
      <style:text-properties officeooo:rsid="00874eb5"/>
    </style:style>
    <style:style style:name="T73" style:family="text">
      <style:text-properties officeooo:rsid="0088c6a9"/>
    </style:style>
    <style:style style:name="T74" style:family="text">
      <style:text-properties officeooo:rsid="00893c6f"/>
    </style:style>
    <style:style style:name="T75" style:family="text">
      <style:text-properties officeooo:rsid="008a3c2a"/>
    </style:style>
    <style:style style:name="T76" style:family="text">
      <style:text-properties officeooo:rsid="008b757e"/>
    </style:style>
    <style:style style:name="T77" style:family="text">
      <style:text-properties officeooo:rsid="008d2a5d"/>
    </style:style>
    <style:style style:name="T78" style:family="text">
      <style:text-properties officeooo:rsid="0090747d"/>
    </style:style>
    <style:style style:name="T79" style:family="text">
      <style:text-properties officeooo:rsid="00916ac3"/>
    </style:style>
    <style:style style:name="T80" style:family="text">
      <style:text-properties officeooo:rsid="009250dd"/>
    </style:style>
    <style:style style:name="T81" style:family="text">
      <style:text-properties officeooo:rsid="00938f1f"/>
    </style:style>
    <style:style style:name="T82" style:family="text">
      <style:text-properties officeooo:rsid="0093da40"/>
    </style:style>
    <style:style style:name="T83" style:family="text">
      <style:text-properties officeooo:rsid="009409cb"/>
    </style:style>
    <style:style style:name="T84" style:family="text">
      <style:text-properties officeooo:rsid="00a63e67"/>
    </style:style>
    <style:style style:name="T85" style:family="text">
      <style:text-properties officeooo:rsid="00c02184"/>
    </style:style>
    <style:style style:name="T86" style:family="text">
      <style:text-properties officeooo:rsid="00d34fe7"/>
    </style:style>
    <style:style style:name="T87" style:family="text">
      <style:text-properties officeooo:rsid="00d7411a"/>
    </style:style>
    <style:style style:name="T88" style:family="text">
      <style:text-properties officeooo:rsid="00d915bc"/>
    </style:style>
    <style:style style:name="T89" style:family="text">
      <style:text-properties officeooo:rsid="00daa672"/>
    </style:style>
    <style:style style:name="T90" style:family="text">
      <style:text-properties officeooo:rsid="00dbdc83"/>
    </style:style>
    <style:style style:name="T91" style:family="text">
      <style:text-properties officeooo:rsid="00dc84a9"/>
    </style:style>
    <style:style style:name="T92" style:family="text">
      <style:text-properties officeooo:rsid="00e0c64e"/>
    </style:style>
    <style:style style:name="T93" style:family="text">
      <style:text-properties officeooo:rsid="00e5f8e3"/>
    </style:style>
    <style:style style:name="T94" style:family="text">
      <style:text-properties officeooo:rsid="00e832db"/>
    </style:style>
    <style:style style:name="T95" style:family="text">
      <style:text-properties officeooo:rsid="00e97c42"/>
    </style:style>
    <style:style style:name="T96" style:family="text">
      <style:text-properties officeooo:rsid="00eb44f8"/>
    </style:style>
    <style:style style:name="T97" style:family="text">
      <style:text-properties officeooo:rsid="00ec5f03"/>
    </style:style>
    <style:style style:name="T98" style:family="text">
      <style:text-properties officeooo:rsid="00f03477"/>
    </style:style>
    <style:style style:name="T99" style:family="text">
      <style:text-properties officeooo:rsid="00f3e9f2"/>
    </style:style>
    <style:style style:name="T100" style:family="text">
      <style:text-properties officeooo:rsid="00f7838a"/>
    </style:style>
    <style:style style:name="T101" style:family="text">
      <style:text-properties officeooo:rsid="00fc8717"/>
    </style:style>
    <style:style style:name="T102" style:family="text">
      <style:text-properties officeooo:rsid="01005862"/>
    </style:style>
    <style:style style:name="T103" style:family="text">
      <style:text-properties officeooo:rsid="0102df10"/>
    </style:style>
    <style:style style:name="T104" style:family="text">
      <style:text-properties officeooo:rsid="00a9be46"/>
    </style:style>
    <style:style style:name="T105" style:family="text">
      <style:text-properties officeooo:rsid="0107d861"/>
    </style:style>
    <style:style style:name="T106" style:family="text">
      <style:text-properties officeooo:rsid="010989c2"/>
    </style:style>
    <style:style style:name="T107" style:family="text">
      <style:text-properties officeooo:rsid="01109bb9"/>
    </style:style>
    <style:style style:name="T108" style:family="text">
      <style:text-properties officeooo:rsid="01125d0f"/>
    </style:style>
    <style:style style:name="T109" style:family="text">
      <style:text-properties officeooo:rsid="01140254"/>
    </style:style>
    <style:style style:name="T110" style:family="text">
      <style:text-properties officeooo:rsid="011813c9"/>
    </style:style>
    <style:style style:name="T111" style:family="text">
      <style:text-properties officeooo:rsid="011e20fe"/>
    </style:style>
    <style:style style:name="T112" style:family="text">
      <style:text-properties officeooo:rsid="012810a2"/>
    </style:style>
    <style:style style:name="T113" style:family="text">
      <style:text-properties officeooo:rsid="01345b8d"/>
    </style:style>
    <style:style style:name="T114" style:family="text">
      <style:text-properties officeooo:rsid="0135e123"/>
    </style:style>
    <style:style style:name="T115" style:family="text">
      <style:text-properties officeooo:rsid="013abbb7"/>
    </style:style>
    <style:style style:name="T116" style:family="text">
      <style:text-properties officeooo:rsid="013d4839"/>
    </style:style>
    <style:style style:name="T117" style:family="text">
      <style:text-properties officeooo:rsid="013e5587"/>
    </style:style>
    <style:style style:name="T118" style:family="text">
      <style:text-properties officeooo:rsid="01425485"/>
    </style:style>
    <style:style style:name="T119" style:family="text">
      <style:text-properties officeooo:rsid="01467413"/>
    </style:style>
    <style:style style:name="T120" style:family="text">
      <style:text-properties officeooo:rsid="0147f0ae"/>
    </style:style>
    <style:style style:name="T121" style:family="text">
      <style:text-properties officeooo:rsid="014d5334"/>
    </style:style>
    <style:style style:name="T122" style:family="text">
      <style:text-properties officeooo:rsid="014f693c"/>
    </style:style>
    <style:style style:name="T123" style:family="text">
      <style:text-properties officeooo:rsid="0153f85d"/>
    </style:style>
    <style:style style:name="T124" style:family="text">
      <style:text-properties officeooo:rsid="0157e8c7"/>
    </style:style>
    <style:style style:name="T125" style:family="text">
      <style:text-properties officeooo:rsid="015ebd48"/>
    </style:style>
    <style:style style:name="T126" style:family="text">
      <style:text-properties officeooo:rsid="01601808"/>
    </style:style>
    <style:style style:name="T127" style:family="text">
      <style:text-properties officeooo:rsid="01624503"/>
    </style:style>
    <style:style style:name="T128" style:family="text">
      <style:text-properties officeooo:rsid="0162d973"/>
    </style:style>
    <style:style style:name="T129" style:family="text">
      <style:text-properties officeooo:rsid="016c3a02"/>
    </style:style>
    <style:style style:name="T130" style:family="text">
      <style:text-properties officeooo:rsid="01700067"/>
    </style:style>
    <style:style style:name="T131" style:family="text">
      <style:text-properties officeooo:rsid="017519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RT I: The Telegraph</text:p>
      <text:p text:style-name="P3"/>
      <text:p text:style-name="P3">SOME GRABBING ANECDOTE</text:p>
      <text:p text:style-name="P3"/>
      <text:p text:style-name="P24">Chapter 1 <text:span text:style-name="T6">Communication at a distance</text:span></text:p>
      <text:p text:style-name="P1"/>
      <text:p text:style-name="P2">Decades before the invention of the electrical telegraph <text:span text:style-name="T4">that brought near-instantaneous communication to the Victorian world</text:span>, the word ``telegraph'' was already in widespread use, <text:span text:style-name="T4">having been coined by a French inventor named Claude Chappe to describe a network of towers that was also used to relay information.</text:span> Much like signal fires that have been used since an<text:span text:style-name="T1">tiquity</text:span> to convey <text:span text:style-name="T4">simple</text:span>, this \emph{optical telegraph} required no wires at all, <text:span text:style-name="T4">as it</text:span> instead relied on ordinary sight. In the section that follows we will explore a few different sight-based communication systems <text:span text:style-name="T60">and in doing so lay some fundamental groundwork for understanding communication systems in general.</text:span></text:p>
      <text:p text:style-name="P2"/>
      <text:p text:style-name="P25">1.1 Telecommunications using plain sight</text:p>
      <text:p text:style-name="P4"/>
      <text:p text:style-name="P5">Suppose you decide to play a game of catch with your friend Mary. After throwing back and forth a little, the inner athlete in Mary takes over and she decides just throwing the ball around is too boring -- she wants to practice some drills.</text:p>
      <text:p text:style-name="P5"/>
      <text:p text:style-name="P5">You're too far apart to yell at each other, so she waves you over. Soon she is excitedly describing her workout plan to you: for each throw, she is going to tell you for each throw whether she wants a high ball, or a fast line drive ball thrown hard, and your job is to deliver these balls. The point of the exercise isn't to surprise her -- she prefers to know what is coming -- but to deliver the throws she wants as accurately as possible.</text:p>
      <text:p text:style-name="P5"/>
      <text:p text:style-name="P5">You grumble to yourself about Mary's inability to just have fun without making activities so competitive, but know that it would be futile to resist. And besides, you have a much more practical question in front of you: how is she going to indicate if she wants a high ball or a low ball? After all, she's far enough away that shouting is no use. The two of you briefly consider having her hold up one finger for a high ball, and two for a low ball, but quickly realize it will be hard to discern the number of fingers she's holding up from a distance.</text:p>
      <text:p text:style-name="P5"/>
      <text:p text:style-name="P5"><text:span text:style-name="T61">It doesn't take long for the two of you to devise a</text:span> system. She will raise her right arm straight up in indicate that she wants a high ball thrown, and will put her right arm straight out sideways for a low ball:</text:p>
      <text:p text:style-name="P5"/>
      <text:p text:style-name="P5">[FIGURE]</text:p>
      <text:p text:style-name="P5"/>
      <text:p text:style-name="P5">It takes a little getting used to, but you pick up the system and once again settle into a rhythm, having hopefully satiated your throwing partner's lust for pushing her body to the limit. You then start to wonder if you could extend your system even further. Is there a limit to how much information you can convey with just two arms?</text:p>
      <text:p text:style-name="P5"><text:soft-page-break/></text:p>
      <text:p text:style-name="P5">After thinking through it a bit more, you realize that if you could represent every letter of the alphabet via a different set of arm positions, then you could signal letters, one at a time, and communicate entire sentences back and forth. It's not too difficult to come up with such a system:</text:p>
      <text:p text:style-name="P5"/>
      <text:p text:style-name="P5">\begin{figure}[H]</text:p>
      <text:p text:style-name="P5">\centering</text:p>
      <text:p text:style-name="P5">\includegraphics[width=0.9\linewidth]{semaphore_flags}</text:p>
      <text:p text:style-name="P5">\end{figure}</text:p>
      <text:p text:style-name="P5"/>
      <text:p text:style-name="P5">Here we display one possible system where the person signaling holds flags for extra emphasis so that the arm positions can be seen from far away.</text:p>
      <text:p text:style-name="P5"/>
      <text:p text:style-name="P5">Using this system, you could compose a message (``hey Mary, let's stop being so intense when we play catch''), and pass that message to Mary one letter at a time encoded via your arm signaling system, who in turn could decode it and understand the message.</text:p>
      <text:p text:style-name="P5"/>
      <text:p text:style-name="P6">This system is an example of what <text:span text:style-name="T61">is called </text:span>a \emph{semaphore system} of communication. <text:span text:style-name="T62">While it may not seem that groundbreaking or useful for your game of catch, the core idea of transmitting symbols is the essence of all digital communication.</text:span></text:p>
      <text:p text:style-name="P6"/>
      <text:p text:style-name="P83">Now <text:span text:style-name="T63">is there any way for us to extend this idea to quickly transfer information across dozens or even hundreds of miles?</text:span></text:p>
      <text:p text:style-name="P83"/>
      <text:p text:style-name="P84">The key insight is that to turn this basic semaphore system into something useful, we will need a \emph{network} of relay stations, each passing a message along to the next faster than any horse could ride.</text:p>
      <text:p text:style-name="P84"/>
      <text:p text:style-name="P84">[graphic]</text:p>
      <text:p text:style-name="P5"/>
      <text:p text:style-name="P7">Even those in the ancient world <text:span text:style-name="T64">understood that this was</text:span> <text:span text:style-name="T5">a conceptually sound design.</text:span></text:p>
      <text:p text:style-name="P7"/>
      <text:p text:style-name="P8">[INSERT QUOTE <text:span text:style-name="T62">FROM THE INFORMATION</text:span>]</text:p>
      <text:p text:style-name="P85"/>
      <text:p text:style-name="P86">Of course, theorizing this is one thing, but <text:span text:style-name="T65">putting such an expensive system into practice is quite another. For hundreds of years it seemed out of reach, until the stars aligned in France in the 1790s when an inventor named Claude Chappe was able to champion and build a working telegraph network, and in the process coined the name \emph{telegraph}, which translates to English as ``far writer.''</text:span></text:p>
      <text:p text:style-name="P86"/>
      <text:p text:style-name="P26">1.2 The Chappe System</text:p>
      <text:p text:style-name="P8"/>
      <text:p text:style-name="P9">If the idea of using a network of stations to relay information had been around for millenia, why did it take so long to start laying the stones and bricks to make it a reality?</text:p>
      <text:p text:style-name="P9"/>
      <text:p text:style-name="P10">The reasons are <text:span text:style-name="T66">primarily</text:span> economic. <text:span text:style-name="T105">A century before Chappe was devising systems for towers to communicate, in 1684, t</text:span>he British <text:soft-page-break/><text:span text:style-name="T66">thinker</text:span> Robert Hooke wrote out a detailed proposal <text:span text:style-name="T7">for a system of communication at a distance</text:span>, but the proposal languished <text:span text:style-name="T67">and was never implemented.</text:span></text:p>
      <text:p text:style-name="P12"/>
      <text:p text:style-name="P13">To get a sense of the economics at play, let's say one wanted to be able to send and receive messages from 300 miles away – roughly the distance from Paris to Lyon, or Philadelphia to Boston. Supposing intermediate stations were <text:span text:style-name="T9">10</text:span> miles apart, the cost of building the network would be the cost of building and maintaining <text:span text:style-name="T9">3</text:span>0 stations: <text:span text:style-name="T67">that meant building 30 expensive buildings, and employing perhaps 60 human beings or more to manage the buildings and relay messages. Moreover the cost is pretty much all up front: it takes many stations to be built before information can usefully travel from large city centers. </text:span></text:p>
      <text:p text:style-name="P13"/>
      <text:p text:style-name="P13"><text:span text:style-name="T67">This was too high a price </text:span>for <text:span text:style-name="T106">the</text:span> English government of the late 17<text:span text:style-name="T2">th</text:span> century to spend on an unproven idea <text:span text:style-name="T9">without any critical use cases. But a hundred years later when Chappe was (re)inventing his optical telegraph, revolutionary France was embroiled in intense international military conflict. In this context, not only did instability of the revolution encourage spikes in short-term spending by those in power looking out for their own interests, but the \emph{value} of being able to transmit and receive information quickly had also skyrocketed for a military waging fast-paced wars on multiple fronts.</text:span></text:p>
      <text:p text:style-name="P11"/>
      <text:p text:style-name="P14">This made the government receptive to the ideas of the young <text:span text:style-name="T68">entrepreneurial </text:span>Chappe<text:span text:style-name="T10">, who furiously iterated on the design of his towers.</text:span></text:p>
      <text:p text:style-name="P14"/>
      <text:p text:style-name="P16"><text:span text:style-name="T68">Chappe's challenge was to figure out the nitty gritty details:</text:span> how were two <text:span text:style-name="T11">relay stations</text:span> going to actually communicate? Chappe tried <text:span text:style-name="T11">a variety of </text:span>systems, <text:span text:style-name="T11">some rather elaborate</text:span> that involved synchronizing the time between two <text:span text:style-name="T11">relay stations. In the end, the simpler solution won out, a trend that we will see continues for centuries.</text:span></text:p>
      <text:p text:style-name="P16"/>
      <text:p text:style-name="P17">The relay stations would be large towers with mechanical arms that could be seen from as far away as possible. In particular, <text:span text:style-name="T8">there were two </text:span>small <text:span text:style-name="T8">arms both connected to a large cross arm:</text:span></text:p>
      <text:p text:style-name="P14"/>
      <text:p text:style-name="P14">\begin{figure}[H]</text:p>
      <text:p text:style-name="P14">\centering</text:p>
      <text:p text:style-name="P14">\includegraphics[width=0.3\linewidth]{chappe_tower}</text:p>
      <text:p text:style-name="P14">\end{figure}</text:p>
      <text:p text:style-name="P14"/>
      <text:p text:style-name="P14">This obelisk was <text:span text:style-name="T11">the first thing to be </text:span>given the name telegraph, which we could translate as ``distant writer.'' Similar to how we used human arms when experimenting with communication earlier, the arms of the tower could be given many different positions, each corresponding to a different letter or phrase. The advantage of the mechanical arms over human ones, of course, is that the arms on the tower are much larger and hence can be seen from further away.</text:p>
      <text:p text:style-name="P14"/>
      <text:p text:style-name="P18">Since this first telegraph was <text:span text:style-name="T13">to be used for</text:span> strictly military <text:span text:style-name="T13">purposes</text:span>, <text:span text:style-name="T12">the meaning of the arm positions emanating from the towers was to be kept secret. In fact, even the operators of towers often </text:span><text:soft-page-break/><text:span text:style-name="T12">were simply mimicking the arm positions of the transmitting tower, without knowing the meaning of the message contained within that series of arm positions. [CITE]</text:span></text:p>
      <text:p text:style-name="P18"/>
      <text:p text:style-name="P15"><text:span text:style-name="T14">T</text:span>he first line <text:span text:style-name="T14">of these towers </text:span>between Paris and the town of Lille was completed in 1792 and <text:span text:style-name="T69">given the military usefulness, </text:span>within a few years, th<text:span text:style-name="T69">e</text:span> telegraph network spanned much of France:</text:p>
      <text:p text:style-name="P14"/>
      <text:p text:style-name="P14">\begin{figure}[H]</text:p>
      <text:p text:style-name="P14">\centering</text:p>
      <text:p text:style-name="P14">\includegraphics[width=0.5\linewidth]{chappe_network}</text:p>
      <text:p text:style-name="P14">\end{figure}</text:p>
      <text:p text:style-name="P14"/>
      <text:p text:style-name="P14">This was the world's first <text:span text:style-name="T15">formal </text:span>telecommunications (``distant communication'') network, and it required no wires at all.</text:p>
      <text:p text:style-name="P14"/>
      <text:p text:style-name="P14">The network in France was copied in other countries, as telegraph towers started appearing all over. Indeed, if you live in a <text:span text:style-name="T70">hilly</text:span> city, you may have a neighborhood nearby called something like \emph{telegraph hill}; this name is derived from the hills upon which optical telegraphs were placed <text:span text:style-name="T70">to maximize visibility</text:span>.</text:p>
      <text:p text:style-name="P14"/>
      <text:p text:style-name="P27">1.3 A System of Lights</text:p>
      <text:p text:style-name="P19"/>
      <text:p text:style-name="P22">Chappe's <text:span text:style-name="T16">large mechanical arm positions provide</text:span> one way to communicate effectively at a distance, <text:span text:style-name="T70">mimicking the game of catch we played earlier with Mary.</text:span></text:p>
      <text:p text:style-name="P22"/>
      <text:p text:style-name="P22"><text:span text:style-name="T70">In this section, let's briefly consider another method of communication using light. </text:span>Suppose that your football-playing friend Mary lives several miles away on a hill which is clearly visible from your house. Just after your game of ``catch,'' as you are about to part ways, Mary extends you an open invitation to dinner for being such an excellent quarterback. She tells you to come any night that you would like -- how nice of her!</text:p>
      <text:p text:style-name="P20"/>
      <text:p text:style-name="P20">Unfortunately, there is a catch. Mary prefers a quiet life and so has no phone or Internet connection. She assures you that she will be reliably cooking every night, and that if you show up around 8 o'clock in the evening, you will be able to enjoy whatever she has prepared and there is no need to let her know in advance that you'll be joining.</text:p>
      <text:p text:style-name="P20"/>
      <text:p text:style-name="P20">But alas, you are a vegetarian, and Mary sometimes likes to cook meat. While you enjoy Mary's company, it's definitely not worth a forty five minute hike to her house unless you know Mary has cooked a meal you can enjoy.</text:p>
      <text:p text:style-name="P20"/>
      <text:p text:style-name="P20">How can Mary communicate to you so that you know whether or not to come? <text:span text:style-name="T71">Building a tower is too much work, and you couldn't see it in the dark anyway.</text:span></text:p>
      <text:p text:style-name="P20"/>
      <text:p text:style-name="P23"><text:span text:style-name="T71">But just as you are about to give up</text:span>, Mary remembers that she has a huge bright light on her roof that when turned on is visible to you from your house. <text:span text:style-name="T71">(Light bulbs were not invented until the late 1800s, so this was not available to Chappe.)</text:span> If she is cooking a meal with <text:soft-page-break/>meat, she will shine the light and leave it on all evening. That way you will know that if you see the light on, you should avoid coming over.</text:p>
      <text:p text:style-name="P20"/>
      <text:p text:style-name="P20">How does this simple communication system work? There are only two possible configurations for the light: on or off. Let's name the light being on as $1$ and the light being off as $0$:</text:p>
      <text:p text:style-name="P20"/>
      <text:p text:style-name="P20">\begin{figure}[H]</text:p>
      <text:p text:style-name="P20">\centering</text:p>
      <text:p text:style-name="P20">\begin{minipage}{.5\textwidth}</text:p>
      <text:p text:style-name="P20"><text:s text:c="2"/>\centering</text:p>
      <text:p text:style-name="P20"><text:s text:c="2"/>\includegraphics[width=.5\linewidth]{house_on_hill_0}</text:p>
      <text:p text:style-name="P20"><text:s text:c="2"/>\captionof{figure}{``0'' (light off)}</text:p>
      <text:p text:style-name="P20">\end{minipage}%</text:p>
      <text:p text:style-name="P20">\begin{minipage}{.5\textwidth}</text:p>
      <text:p text:style-name="P20"><text:s text:c="2"/>\centering</text:p>
      <text:p text:style-name="P20"><text:s text:c="2"/>\includegraphics[width=.5\linewidth]{house_on_hill_1}</text:p>
      <text:p text:style-name="P20"><text:s text:c="2"/>\captionof{figure}{``1'' (light on)}</text:p>
      <text:p text:style-name="P20">\end{minipage}</text:p>
      <text:p text:style-name="P20">\end{figure}</text:p>
      <text:p text:style-name="P20"/>
      <text:p text:style-name="P20">We can write our simple system as follows:</text:p>
      <text:p text:style-name="P20"/>
      <text:p text:style-name="P20">\begin{align*}</text:p>
      <text:p text:style-name="P20"><text:tab/>0&amp;: \text{no meat} \\</text:p>
      <text:p text:style-name="P20"><text:tab/>1&amp;: \text{meat}</text:p>
      <text:p text:style-name="P20">\end{align*}</text:p>
      <text:p text:style-name="P20"/>
      <text:p text:style-name="P20">This works great as a system for Mary to message you about dinner, but now there's a twist -- you have a mutual friend Fred who cannot consume dairy, but does enjoy meat. In order for the system to work for both you and Fred, Mary now has to broadcast whether or not the meal being prepared that night contains meat (for you) and whether or not the meal contains dairy (for Fred). The solution is easy enough: Mary installs a second bright light, clearly distinguishable from the first. The second light is on if and only if the meal has dairy. So now when you or Fred look on Mary's house on the hill there are 4 possible configurations:</text:p>
      <text:p text:style-name="P20"/>
      <text:p text:style-name="P20">\begin{align*}</text:p>
      <text:p text:style-name="P20"><text:tab/>00&amp;: \text{no meat, no dairy} \\</text:p>
      <text:p text:style-name="P20"><text:tab/>01&amp;: \text{no meat, dairy} \\</text:p>
      <text:p text:style-name="P20"><text:tab/>10&amp;: \text{meat, no dairy} \\</text:p>
      <text:p text:style-name="P20"><text:tab/>11&amp;: \text{meat, dairy}</text:p>
      <text:p text:style-name="P20">\end{align*}</text:p>
      <text:p text:style-name="P20"/>
      <text:p text:style-name="P20">\begin{figure}[H]</text:p>
      <text:p text:style-name="P20">\captionsetup{labelformat=empty}</text:p>
      <text:p text:style-name="P20">\centering</text:p>
      <text:p text:style-name="P20">\includegraphics[width=0.25\linewidth]{house_on_hill_01}</text:p>
      <text:p text:style-name="P20">\captionof{figure}{Example of one possible configuration ``01'' (first light off, second light on)}</text:p>
      <text:p text:style-name="P20">\end{figure}</text:p>
      <text:p text:style-name="P20"/>
      <text:p text:style-name="P20">As we've seen, by combining 2 lights we can display 4 possible <text:soft-page-break/>configurations. What happens when we add another friend to the mix, with an aversion to gluten? With 3 lights, how many possible configurations can we display? For each of the possible configurations we've already listed above, the third light can either be on or off, effectively doubling the number of possible configurations.</text:p>
      <text:p text:style-name="P20"/>
      <text:p text:style-name="P20">\begin{align*}</text:p>
      <text:p text:style-name="P20"><text:tab/>0\quad00&amp;: \text{no gluten, no meat, no dairy} \\</text:p>
      <text:p text:style-name="P20"><text:tab/>0\quad 01&amp;: \text{no gluten, no meat, dairy} \\</text:p>
      <text:p text:style-name="P20"><text:tab/>0\quad 10&amp;: \text{no gluten, meat, no dairy} \\</text:p>
      <text:p text:style-name="P20"><text:tab/>0\quad 11&amp;: \text{no gluten, meat, dairy} \\</text:p>
      <text:p text:style-name="P20"><text:s text:c="10"/>\\</text:p>
      <text:p text:style-name="P20"><text:tab/>1\quad 00&amp;: \text{gluten, no meat, no dairy} \\</text:p>
      <text:p text:style-name="P20"><text:tab/>1\quad 01&amp;: \text{gluten, no meat, dairy} \\</text:p>
      <text:p text:style-name="P20"><text:tab/>1\quad 10&amp;: \text{gluten, meat, no dairy} \\</text:p>
      <text:p text:style-name="P20"><text:tab/>1\quad 11&amp;: \text{gluten, meat, dairy}</text:p>
      <text:p text:style-name="P20">\end{align*}</text:p>
      <text:p text:style-name="P20"/>
      <text:p text:style-name="P20">Hopefully you are starting to see a pattern. With every light we add, we double the number of possible configurations that can be displayed.</text:p>
      <text:p text:style-name="P20"/>
      <text:p text:style-name="P20">\begin{align*}</text:p>
      <text:p text:style-name="P20">1 \text{ light} &amp;= 2 \text{ configurations} \\</text:p>
      <text:p text:style-name="P20">2 \text{ lights} &amp;= 2*2 = 4 \text{ configurations} \\</text:p>
      <text:p text:style-name="P20">3 \text{ lights} &amp;= 2*2*2 = 8 \text{ configurations} \\</text:p>
      <text:p text:style-name="P20">4 \text{ lights} &amp;= 2*2*2*2 = 16 \text{ configurations} \\</text:p>
      <text:p text:style-name="P20">5 \text{ lights} &amp;= 2*2*2*2*2 = 32 \text{ configurations} \\</text:p>
      <text:p text:style-name="P20">6 \text{ lights} &amp;= 2*2*2*2*2*2 = 64 \text{ configurations} \\</text:p>
      <text:p text:style-name="P20">7 \text{ lights} &amp;= 2*2*2*2*2*2*2 = 128 \text{ configurations} \\</text:p>
      <text:p text:style-name="P20">8 \text{ lights} &amp;= 2*2*2*2*2*2*2*2 = 256 \text{ configurations} \\</text:p>
      <text:p text:style-name="P20">9 \text{ lights} &amp;= 2*2*2*2*2*2*2*2*2 = 512 \text{ configurations} \\</text:p>
      <text:p text:style-name="P20">&amp;\text{etc}</text:p>
      <text:p text:style-name="P20">\end{align*}</text:p>
      <text:p text:style-name="P20"/>
      <text:p text:style-name="P21">Written more concisely, we have just seen that if we have some number $n$ lights, then we can display $2^n$ possible configurations. </text:p>
      <text:p text:style-name="P21"/>
      <text:p text:style-name="P32"><text:span text:style-name="T19">There are many more questions we might want to answer about our system of lights. </text:span>What messages can <text:span text:style-name="T18">be sent</text:span> with these lights? What about just a single light? <text:span text:style-name="T18">How fast can information be transmitted? What if a light is burned out? We will return to these questions in time, but first let's travel back to the early 1800s, when people were only first starting to understand the power of electricity.</text:span></text:p>
      <text:p text:style-name="P20"/>
      <text:p text:style-name="P28"><text:span text:style-name="T17">Chapter 2</text:span> The electrical telegraph</text:p>
      <text:p text:style-name="P28"/>
      <text:p text:style-name="P33"><text:span text:style-name="T32">S</text:span>o far we've talked about two systems for communicating at a distance: the optical telegraph system, and the system of lights on top of Mary's house. One major limitation of both of those systems is that they rely on line of sight. What happens if it gets foggy? Or if you want to communicate across a large body of water that doesn't allow for the construction of towers along the way?</text:p>
      <text:p text:style-name="P33"/>
      <text:p text:style-name="P36">The electrical telegraph solves these problems, providing a more <text:soft-page-break/>robust solution to long distance communication. <text:span text:style-name="T95">Electricity can be made to travel over a wire and this can in turn be used as the fundamental building block of a communication system. This</text:span> approach doesn't have the shortcoming of the line-of-sight approaches – the wire<text:span text:style-name="T96">s</text:span> can snake around large mountains, treacherous deserts, and lie at the bottom of bodies of water. Moreover, <text:span text:style-name="T97">electrical telegraphy</text:span> doesn't require expensive towers to be built and maintained, and wires can fairly easily be repositioned, and so a network based on the electrical telegraph is much less expensive and more flexible <text:span text:style-name="T72">than</text:span> <text:span text:style-name="T72">an</text:span> optical telegraph network.</text:p>
      <text:p text:style-name="P34"/>
      <text:p text:style-name="P34">Given all the advantages of the electrical telegraph, <text:span text:style-name="T20">it is no surprise that shortly after being invented</text:span>, it eclipsed the optical telegraph <text:span text:style-name="T20">as the dominant mechanism for communicating at a distance</text:span>, and nowadays when someone talks about the ``telegraph'' they are almost certainly referring to the electrical telegraph. I will follow this convention, and explicitly use the phrase ``optical telegraph'' when I need to refer to the older line-of-sight-<text:span text:style-name="T21">based</text:span> Chappe technology.</text:p>
      <text:p text:style-name="P33"/>
      <text:p text:style-name="P35">The development of the electrical telegraph occurred in the first half of the 19th century, and relied on advances in battery technology and a steady progression in our ability as human beings to harness the power of electricity in increasingly sophisticated ways. <text:span text:style-name="T73">The telegraph in some sense represents society's first proof of the power of electricity, since it is by most measures the first major technology based on electricity that ordinary people interacted with on a regular basis.</text:span></text:p>
      <text:p text:style-name="P35"/>
      <text:p text:style-name="P35">Like <text:span text:style-name="T22">many</text:span> great inventions, the ideas behind the telegraph were developed more or less independently by more than one person, <text:span text:style-name="T22">and bitter patent lawsuits were not far behind. T</text:span>he man who <text:span text:style-name="T98">has ended up getting</text:span> the majority of the credit as the father of the telegraph is Samuel Morse, a<text:span text:style-name="T74">n American</text:span> painter-turned-inventor who was born in 1792, <text:span text:style-name="T23">right when Chappe was furiously iterating on his towers</text:span>. Morse was unaware of telegraphy <text:span text:style-name="T24">of any sort</text:span> through his early life; he painted portraits through his 30s and only in his 40s turned his attention towards electricity and the idea of creating a system of communication using electricity over a wire. He then obsessively worked on this problem until he eventually developed and popularized the dominant telegraphy system which became the standard for the next sixty years.</text:p>
      <text:p text:style-name="P33"/>
      <text:p text:style-name="P33">Besides Morse, the <text:span text:style-name="T75">other</text:span> prominent pair of inventors were Cooke and Wheatstone, who worked in England, <text:span text:style-name="T75">independently developing their own ideas and systems for how to communicate over a wire</text:span>. Conceptually, all of these people were on a similar track, but Morse's system had certain advantages over that of Cooke and Wheatstone, and eventually even Cooke and Wheatstone agreed that the “Morse system” was superior. [CITE]</text:p>
      <text:p text:style-name="P33"/>
      <text:p text:style-name="P37"><text:span text:style-name="T25">2.1 A </text:span><text:span text:style-name="T26">simple</text:span><text:span text:style-name="T25"> circuit </text:span></text:p>
      <text:p text:style-name="P33"/>
      <text:p text:style-name="P33">An electric telegraph is in essence just a very simple electrical circuit. There is a power source, a switch and a loop of wire connected to an electrical device <text:span text:style-name="T76">that acts as a receiver indicating </text:span><text:soft-page-break/><text:span text:style-name="T76">whether or not electricity is flowing through the circuit</text:span>:</text:p>
      <text:p text:style-name="P33"/>
      <text:p text:style-name="P33">[DIAGRAM]</text:p>
      <text:p text:style-name="P33"/>
      <text:p text:style-name="P33">In the circuit diagram above, the power source is the battery is drawn on the left. It has positive and negative terminals, which we'll talk about in a minute. The little angled line represents a switch. If the switch is open, as it is in the diagram above, electricity does not flow through the circuit. If the switch it closed, on the other hand, then an electric current flows through:</text:p>
      <text:p text:style-name="P33"/>
      <text:p text:style-name="P33">[DIAGRAM]</text:p>
      <text:p text:style-name="P33"/>
      <text:p text:style-name="P38">When electrical current flows through the circuit, <text:span text:style-name="T27">the electrical device on the right hand side has electricity running through it. Typically in elementary electrical engineering textbooks, a lightbulb is used as an illustration of this electrical device indicating that electricity is flowing through a circuit.</text:span></text:p>
      <text:p text:style-name="P38"/>
      <text:p text:style-name="P90">[DIAGRAM]</text:p>
      <text:p text:style-name="P38"/>
      <text:p text:style-name="P39"><text:span text:style-name="T77">Unfortunately for Morse and his peers, there were </text:span>no light bulbs <text:span text:style-name="T77">in the 1830s and 1840s</text:span>, <text:span text:style-name="T28">but there were elementary alternatives serving the same conceptual function as a light bulb.</text:span></text:p>
      <text:p text:style-name="P39"/>
      <text:p text:style-name="P29">2.2 <text:span text:style-name="T31">One</text:span> telegraph <text:span text:style-name="T31">to rule them all</text:span></text:p>
      <text:p text:style-name="P39"/>
      <text:p text:style-name="P41"><text:span text:style-name="T78">While a</text:span>ll electrical telegraphy <text:span text:style-name="T30">developed through the 1840s </text:span>was based on the <text:span text:style-name="T29">paradigm of a simple circuit that we described above</text:span>, <text:span text:style-name="T29">the details varied quite a bit among competing designs. There was not a single telegraph during this period, but rather a plethora of distinct competing experimental systems for communicating over electrical wires.</text:span></text:p>
      <text:p text:style-name="P39"/>
      <text:p text:style-name="P43">Many early designs involved creating one circuit per letter of the alphabet. In England in the late 1830s, Cooke and Wheatstone developed a working prototype of a telegraph that involved six wires. On the receiving end of this telegraph, there were five needles that could be made point to a particular letter.</text:p>
      <text:p text:style-name="P40"/>
      <text:p text:style-name="P42">[INSERT IMAGE]</text:p>
      <text:p text:style-name="P42"/>
      <text:p text:style-name="P45">When the dust settled, however, the telegraph that became the de facto worldwide standard was <text:span text:style-name="T36">an iteration coming from</text:span> Morse <text:span text:style-name="T36">and his collaborators, notably Alfred Vail</text:span>. <text:span text:style-name="T35">As we will see time and time again, simplicity is a major virtue when designing a telecommunications system, and this was an advantage of the Morse telegraph over other early prototypes.</text:span></text:p>
      <text:p text:style-name="P45"/>
      <text:p text:style-name="P57">Let's look in a bit more detail at how the Morse telegraph worked. Here is a representation superimposed on our basic circuit above:</text:p>
      <text:p text:style-name="P44"/>
      <text:p text:style-name="P55">[DIAGRAM]</text:p>
      <text:p text:style-name="P55"/>
      <text:p text:style-name="P56">The circuit was closed by default, which means that electricity was flowing through. Transmission occurred via \emph{telegraph key}, an <text:soft-page-break/>invention of Vail that was essentially just a single button that an operator could press. When pressed, the circuit was opened and <text:span text:style-name="T37">electricity no longer could flow through the wire. When released, electricity resumed.</text:span></text:p>
      <text:p text:style-name="P56"/>
      <text:p text:style-name="P58">[IMAGE OF TELEGRAPH KEY]</text:p>
      <text:p text:style-name="P58"/>
      <text:p text:style-name="P46">Telegraph operators would tap out messages with this single key in a specified manner (which we'll discuss shortly).</text:p>
      <text:p text:style-name="P59"/>
      <text:p text:style-name="P60">On the receiving end, <text:span text:style-name="T38">there was a bit more variance in terms of what gadget was actually used to receive messages over the life of the telegraph. After experimentation with all sorts of receiving devices –- making little marks on paper, making needles point to particular locations, and so on -- the winning gadget employed throughout the peak of the telegraph in the mid to late 1800s was called a \emph{sounder}:</text:span></text:p>
      <text:p text:style-name="P59"/>
      <text:p text:style-name="P61">[IMAGE OF SOUNDER]</text:p>
      <text:p text:style-name="P61"/>
      <text:p text:style-name="P64">This <text:span text:style-name="T57">device </text:span>allowed telegraph operators to listen to clicks and pauses which corresponded <text:span text:style-name="T39">to the pressing and lifting of the telegraph key by the operator at the other end of the line. So we now have a clearer picture of how a telegraph worked: it was essentially a circuit with a key on one end corresponding to a switch and a sounder on the other end that allowed key presses to be heard as clicks.</text:span></text:p>
      <text:p text:style-name="P64"/>
      <text:p text:style-name="P30"><text:span text:style-name="T56">2.3 </text:span>Morse Code</text:p>
      <text:p text:style-name="P48"/>
      <text:p text:style-name="P47"><text:span text:style-name="T53">K</text:span><text:span text:style-name="T49">nowing that someone on the other end of a telegraph line </text:span><text:span text:style-name="T50">hundreds or </text:span><text:span text:style-name="T49">thousands of miles away </text:span><text:span text:style-name="T51">i</text:span><text:span text:style-name="T49">s pressing a key at this </text:span><text:span text:style-name="T52">very</text:span><text:span text:style-name="T49"> moment is a remarkable achievement, but in order for it to be useful for communication, there needs to exist a </text:span><text:span text:style-name="T50">\emph{system}</text:span><text:span text:style-name="T49"> that translates the </text:span><text:span text:style-name="T54">``</text:span><text:span text:style-name="T49">o</text:span><text:span text:style-name="T54">n''</text:span><text:span text:style-name="T49"> and </text:span><text:span text:style-name="T54">``</text:span><text:span text:style-name="T49">off</text:span><text:span text:style-name="T54">''</text:span><text:span text:style-name="T49"> states of the telegraph into useful information.</text:span></text:p>
      <text:p text:style-name="P49"/>
      <text:p text:style-name="P49">We've <text:span text:style-name="T55">discussed</text:span> a couple such systems already, but these relied on line of sight and being able to display lots of information at once, either in the form of varying arm positions or in various lights that are on or off. In this case, we only have <text:span text:style-name="T79">a single</text:span> on <text:span text:style-name="T79">or</text:span> off state <text:span text:style-name="T79">that varies over time</text:span>. How can this be used to convey information?</text:p>
      <text:p text:style-name="P49"/>
      <text:p text:style-name="P51">The system that stuck for telegraphy <text:span text:style-name="T80">is known as</text:span> Morse code. <text:span text:style-name="T80">Morse code</text:span> <text:span text:style-name="T80">enables communication</text:span> by segmenting the raw <text:span text:style-name="T58">``</text:span>o<text:span text:style-name="T58">n''</text:span> and <text:span text:style-name="T58">``</text:span>off<text:span text:style-name="T58">''</text:span> states into <text:span text:style-name="T48">four symbols</text:span>: a dot, a dash, a <text:span text:style-name="T48">short </text:span>pause, <text:span text:style-name="T48">and a long pause</text:span>. A short press of the telegraph key was <text:span text:style-name="T58">called </text:span>a <text:span text:style-name="T58">``</text:span>dot<text:span text:style-name="T58">''</text:span> and a long press of the key was <text:span text:style-name="T58">called </text:span>a <text:span text:style-name="T58">``</text:span>dash<text:span text:style-name="T58">''</text:span>. <text:span text:style-name="T58">Different lengths of</text:span> pause<text:span text:style-name="T48">s were</text:span> necessary to <text:span text:style-name="T58">differentiate a pause between letters from a pause between words.</text:span></text:p>
      <text:p text:style-name="P51"/>
      <text:p text:style-name="P50">[TABLE OF <text:span text:style-name="T48">BASIC ALPHABET OF TELEGRAPHY:</text:span> DOT, DASH, SPACE<text:span text:style-name="T48">S</text:span>]</text:p>
      <text:p text:style-name="P50"/>
      <text:p text:style-name="P52">These four symbols comprise the basic alphabet of telegraphy, but we also need a way to translate this basic alphabet into English letters, much as we did for our system of lights earlier. <text:span text:style-name="T81">I</text:span>t is not <text:soft-page-break/>too difficult to create such a table:</text:p>
      <text:p text:style-name="P53"/>
      <text:p text:style-name="P53">[Morse code table]</text:p>
      <text:p text:style-name="P53"/>
      <text:p text:style-name="P87"><text:span text:style-name="T40">Armed with this system, the telegraph </text:span><text:span text:style-name="T41">is</text:span><text:span text:style-name="T40"> transformed from a </text:span><text:span text:style-name="T42">meaningless</text:span><text:span text:style-name="T40"> </text:span><text:span text:style-name="T41">single-signal</text:span><text:span text:style-name="T40"> transmission device into the world's first </text:span><text:span text:style-name="T43">widespread</text:span><text:span text:style-name="T40"> telecommunication technology. </text:span><text:span text:style-name="T45">The way it works is similar to the semaphore system we outlined above. For example, consider the following sets of dots, dashes, short pauses and long pauses, represented on paper via our table above:</text:span></text:p>
      <text:p text:style-name="P87"/>
      <text:p text:style-name="P54">[COME UP WITH A STRING]</text:p>
      <text:p text:style-name="P88"/>
      <text:p text:style-name="P54">Using the translation table, this would correspond to the English sentence:</text:p>
      <text:p text:style-name="P88"/>
      <text:p text:style-name="P54">[ENGLISH TRANSLATION OF STRING]</text:p>
      <text:p text:style-name="P87"/>
      <text:p text:style-name="P89"><text:span text:style-name="T45">T</text:span><text:span text:style-name="T40">he Morse system has the advantage that only a single circuit is needed to communicate</text:span><text:span text:style-name="T45">, meaning that even very simple designs for the physical telegraph could be made to effectively communicate via Morse code. In </text:span><text:span text:style-name="T46">particular</text:span><text:span text:style-name="T45">,</text:span><text:span text:style-name="T40"> </text:span><text:span text:style-name="T45">u</text:span><text:span text:style-name="T40">nlike the more complex designs of Cooke and Wheatstone (as well as Morse's earlier systems), the telegraph which became the standard did not require several wires across multiple circuits to be synchronized, </text:span><text:span text:style-name="T44">cutting down the complexity </text:span><text:span text:style-name="T47">and cost </text:span><text:span text:style-name="T44">of the system significantly.</text:span></text:p>
      <text:p text:style-name="P63"/>
      <text:p text:style-name="P31">2.4 <text:span text:style-name="T103">Practical </text:span>Limits of Telegraphy</text:p>
      <text:p text:style-name="P30"/>
      <text:p text:style-name="P67">We now have a basic high level understanding of how the telegraph works, but <text:span text:style-name="T59">before dismissing this topic as fully understood,</text:span> it's worth pausing to <text:span text:style-name="T86">write down</text:span> <text:span text:style-name="T82">some questions that highlight what we do NOT yet know:</text:span></text:p>
      <text:p text:style-name="P67"/>
      <text:p text:style-name="P67">How does a sounder work?</text:p>
      <text:p text:style-name="P67">Will the telegraph work at arbitrarily long distances?</text:p>
      <text:p text:style-name="P67">How many wires are needed to be laid between point A and point B? </text:p>
      <text:p text:style-name="P67">How fast does it take for information to travel from one end to another?</text:p>
      <text:p text:style-name="P77">How reliable are wires?</text:p>
      <text:p text:style-name="P68">How are wires protected?</text:p>
      <text:p text:style-name="P68"/>
      <text:p text:style-name="P78">This is of course a small subset of unknowns. It's good practice to try to think precisely about what you do NOT understand, especially if you aren't used to reading technical texts. </text:p>
      <text:p text:style-name="P72"/>
      <text:p text:style-name="P72"><text:span text:style-name="T85">Exercise: formulate</text:span> some more <text:span text:style-name="T83">open </text:span>questions.</text:p>
      <text:p text:style-name="P72"/>
      <text:p text:style-name="P80"><text:span text:style-name="T89">Perhaps the largest looming question is</text:span> how electricity <text:span text:style-name="T99">works</text:span>. We will cover this <text:span text:style-name="T91">topic in more detail</text:span> in the next part <text:span text:style-name="T89">of this book</text:span>, so if you aren't already knowledgeable <text:span text:style-name="T99">on electromagnetism</text:span>, <text:span text:style-name="T90">I encourage you for now to rely on a high level understanding of electricity as the flow of free electrons through wires made from conducting metals like copper. Electricity has a current, like a river, and moves very fast.</text:span></text:p>
      <text:p text:style-name="P80"/>
      <text:p text:style-name="P81"><text:soft-page-break/>This very rough <text:span text:style-name="T92">notion</text:span> approximates the mentality of engineers through the 1850s (minus knowing about electrons), since it wasn't until later in the 19<text:span text:style-name="T2">th</text:span> century that James Clerk Maxwell and others paved the way for our contemporary understanding of electromagnetism.</text:p>
      <text:p text:style-name="P81"/>
      <text:p text:style-name="P91"><text:span text:style-name="T100">Despite a lack of theoretical </text:span>understanding <text:span text:style-name="T100">of </text:span>the fundamental principles that enabled electrical telegraphy to function, it did <text:span text:style-name="T100">manage to work</text:span> nevertheless. But it didn't <text:span text:style-name="T100">work</text:span> perfectly, and so a lot of energy was spend trying to get telegraphs to be more reliable, to function over long distances, and to be able to cross harsh terrain. </text:p>
      <text:p text:style-name="P75"/>
      <text:p text:style-name="P82">One challenge at first seemed insurmountable: <text:span text:style-name="T94">could </text:span>a telegraph cable <text:span text:style-name="T94">be built</text:span> that traverse<text:span text:style-name="T94">d</text:span> the Atlantic ocean?</text:p>
      <text:p text:style-name="P82"/>
      <text:p text:style-name="P93">To achieve this, improvements to cabling were critical. <text:span text:style-name="T101">In particular, early telegraph systems involved stringing raw copper wire along poles, or burying it underground. But raw copper wire was super unreliable as a transport mechanism: it could be easily damaged, and simply did not work that well (a lot of which can be chalked up, in retrospect, to electrical interference).</text:span></text:p>
      <text:p text:style-name="P93"/>
      <text:p text:style-name="P94">So for telegraphs to function at scale, more sophisticated cabling <text:span text:style-name="T102">was needed. Fortunately, \emph{gutta-percha} was discovered by the industrial world in 1843 and quickly became a household name in the Victorian world. This tree sap known for producing a naturally rigid latex became the mid to late 19</text:span><text:span text:style-name="T3">th</text:span><text:span text:style-name="T93"> century's equivalent of plastic today, and among its myriad uses was as an insulator surrounding raw copper telegraph wires. The gutta-percha in turn was often wrapped in rubber, and then an outer layer or iron or steel, creating a cable whose cross section looked like this:</text:span></text:p>
      <text:p text:style-name="P96"/>
      <text:p text:style-name="P95">[IMAGE]</text:p>
      <text:p text:style-name="P82"/>
      <text:p text:style-name="P97">It did not happen overnight, but 14 years after <text:span text:style-name="T84">Morse's first successful proof of concept of the electrical telegraph in 1844 between Baltimore and Washington, D.C., the first transatlantic telegraph cable was laid, ushering in the dawn of a new information age of instantaneous cross-continent communication.</text:span></text:p>
      <text:p text:style-name="P98"/>
      <text:p text:style-name="P99">In addition to better cabling,<text:span text:style-name="T104"> there were a lot of open questions. How thick should the copper wire be? How powerful should the battery be? The engineers involved in these early projects engaged in a tremendous amount of trial and error, and succeeded in pushing the range and reliability of telegraph lines despite very little theoretical understanding of electricity and magnetism.</text:span></text:p>
      <text:p text:style-name="P76"/>
      <text:p text:style-name="P79">Yet <text:span text:style-name="T87">even as engineers inched towards cables that were better optimized for the task at hand, there remained one unfortunate fact of life: over longer and longer distances, the strength of the signal diminished.</text:span></text:p>
      <text:p text:style-name="P79"/>
      <text:p text:style-name="P100"><text:span text:style-name="T88">T</text:span>his phenomenon, which in contemporary parlance is called \emph{attenuation} <text:span text:style-name="T88">of the electrical signal</text:span>, <text:span text:style-name="T88">is due to the fact that energy is lost when electricity travels over a wire. To solve the fact that the signal would get weaker over longer distances, some </text:span><text:soft-page-break/><text:span text:style-name="T88">sort of repeating mechanism was needed.</text:span></text:p>
      <text:p text:style-name="P100"/>
      <text:p text:style-name="P137">2.5 Electromagnets and Relays</text:p>
      <text:p text:style-name="P100"/>
      <text:p text:style-name="P102">Underlying the repeating mechanism is a <text:span text:style-name="T107">fundamental electrical device called an \emph{</text:span>electromagnet<text:span text:style-name="T107">}</text:span>, first invented in the 1820s.</text:p>
      <text:p text:style-name="P101"/>
      <text:p text:style-name="P101"><text:span text:style-name="T108">You can think of a</text:span> simple electromagnet <text:span text:style-name="T108">as</text:span> a piece of iron with insulated wire tightly coiled around it:</text:p>
      <text:p text:style-name="P101"/>
      <text:p text:style-name="P101">[IMAGE]</text:p>
      <text:p text:style-name="P101"/>
      <text:p text:style-name="P105">When current flows through the wire, it <text:span text:style-name="T108">induces</text:span> a magnetic field, <text:span text:style-name="T108">making the iron into a magnet. This allows the flow of electricity to dictate whether a magnet is ``on'' or ``off''.</text:span></text:p>
      <text:p text:style-name="P105"/>
      <text:p text:style-name="P105"><text:span text:style-name="T109">One of the reasons the electromagnet is so important is that it allows electrical current to create mechanical action. To see how this is possible, consider the following setup:</text:span></text:p>
      <text:p text:style-name="P105"/>
      <text:p text:style-name="P106">[DIAGRAM]</text:p>
      <text:p text:style-name="P105"/>
      <text:p text:style-name="P107">When electricity flows, the electromagnet is activated, creating a magnetic field, which pulls the metal latch down. When the flow of electricity stops, the magnetic field disappears <text:span text:style-name="T110">and the latch returns to its original position.</text:span></text:p>
      <text:p text:style-name="P107"/>
      <text:p text:style-name="P108">[DIAGRAM]</text:p>
      <text:p text:style-name="P108"/>
      <text:p text:style-name="P109">Now what if the metal latch that is going up and down is actually the switch of another electrical circuit? You can now have two circuits with independent power sources linked by this electromagnet like this:</text:p>
      <text:p text:style-name="P109"/>
      <text:p text:style-name="P109">[DIAGRAM]</text:p>
      <text:p text:style-name="P109"/>
      <text:p text:style-name="P110">An electromagnet used in this way is called a \emph{relay}. <text:span text:style-name="T111">Imagine the left side of the above diagram as a telegraph operator using a telegraph key. When the operator presses down, communicating a dot in Morse code, it opens the switch and cuts the electrical current for a brief moment. This causes the magnetic field to disappear in the electromagnet, and so the latch in the relay returns to it's original position, which breaks the current on the right hand side, communicating a dot.</text:span></text:p>
      <text:p text:style-name="P110"/>
      <text:p text:style-name="P111">By offering a way around the signal attenuation issue, relays <text:span text:style-name="T112">allowed telegraph lines to extend arbitrarily far, though of course relays were yet another piece of equipment that had to be installed and maintained. Still, compared to the Chappe optical telegraph system, in which the ``repeaters'' were actually just human beings re-coding the message, electrical relays are a huge cost savings.</text:span></text:p>
      <text:p text:style-name="P111"/>
      <text:p text:style-name="P112"><text:span text:style-name="T114">Electromagnets</text:span> <text:span text:style-name="T113">had another important purpose. Recall that a sounder was used at the receiving end of telegraphs to listen to the dots and dashes of Morse code. But how did a sounder actually work? It was an electromagnet that worked just like a relay, except that instead of </text:span><text:soft-page-break/><text:span text:style-name="T113">controlling another circuit, the latch going up and down made respective and distinct ``click'' and ``clack'' sounds, allowing operators to identify difference cadences of clicks and clacks with the Morse code alphabet, which they could in turn decode into English.</text:span></text:p>
      <text:p text:style-name="P103"/>
      <text:p text:style-name="P138"><text:span text:style-name="T17">Chapter 3:</text:span> <text:span text:style-name="T115">A Layered Symbolic System</text:span></text:p>
      <text:p text:style-name="P104"/>
      <text:p text:style-name="P114">The telegraph was in one important way a direct precursor to the Internet. Unlike the <text:span text:style-name="T116">analog </text:span>telephone and broadcast radio and television technologies that <text:span text:style-name="T118">succeeded it</text:span>, the telegraph was <text:span text:style-name="T122">a</text:span> \emph{digital} <text:span text:style-name="T123">communication system and in this respect strangely ahead of its time</text:span>. <text:span text:style-name="T117">To understand why, we must look a bit more abstractly at symbols and information.</text:span></text:p>
      <text:p text:style-name="P114"/>
      <text:p text:style-name="P139"><text:span text:style-name="T119">3.1 Alphabets and Symbols</text:span></text:p>
      <text:p text:style-name="P114"/>
      <text:p text:style-name="P124">Consider the letter \emph{a}, the first letter of the English alphabet. What makes this mark meaningful? <text:span text:style-name="T121">If we did not know English, then \emph{a} would just appear to be a mysterious mark with no meaning, like [INSERT RANDOM MARK]. Thus for the letter \emph{a} to carry information for the onlooker, it has to exist within the context of what we can call an \emph{alphabet}. And of course, English is not the only meaningful alphabet. The traditional Chinese character [INSERT CHINESE CHARACTER] may look meaningless to a non-Chinese reader, but it certainly has a meaning within the context of the Chinese alphabet.</text:span></text:p>
      <text:p text:style-name="P124"/>
      <text:p text:style-name="P125">What about a number like <text:span text:style-name="T124">\emph{2}? You might think that this is not part of an alphabet, since it is a number and not a letter. However, for our purposes, we are intentionally going to use the word \emph{alphabet} very broadly, as mathematicians do, and by this broad definition, the symbols 0, 1, 2, 3, 4, 5, 6, 7, 8, 9 do form an alphabet. Just think of an alphabet as any fixed set of symbols that are distinguished from one another by some known rules or conventions.</text:span></text:p>
      <text:p text:style-name="P125"/>
      <text:p text:style-name="P127">There are some interesting edge cases. <text:span text:style-name="T124">For example, consider the following set of </text:span>symbols<text:span text:style-name="T124">: </text:span></text:p>
      <text:p text:style-name="P126"/>
      <text:p text:style-name="P126">[5 RANDOM SYMBOLS]</text:p>
      <text:p text:style-name="P126"/>
      <text:p text:style-name="P127">Does this form an alphabet? The symbols have no meaning in themselves, but I just wrote them down and said that they ought to be go together. <text:span text:style-name="T126">Is that enough to constitute an alphabet? Does there have to be some sort of shared knowledge of more than one person, or generally accepted use for the symbols of the alphabet? Or can one create a bare ones alphabet by fiat, as I just did above?</text:span></text:p>
      <text:p text:style-name="P127"/>
      <text:p text:style-name="P127">Another edge case occurs when we consider infinite alphabets, like:</text:p>
      <text:p text:style-name="P127"/>
      <text:p text:style-name="P127">[1 SQUIGGLY] [2 SQUIGGLIES] etc</text:p>
      <text:p text:style-name="P127"/>
      <text:p text:style-name="P128">Does this count as an alphabet? <text:span text:style-name="T127">One interesting question that arises here: do symbols have to be specified explicitly at the outset when defining an alphabet, or is it enough to describe how one </text:span><text:soft-page-break/><text:span text:style-name="T127">\emph{could} draw the symbols, for example by giving a schema for the user of the alphabet to fill in?</text:span></text:p>
      <text:p text:style-name="P128"/>
      <text:p text:style-name="P130">With a little bit of math, one can create a formal definition of alphabet <text:span text:style-name="T125">and in doing so</text:span> <text:span text:style-name="T125">start to better understand these unusual examples</text:span>. Fortunately for our purposes, <text:span text:style-name="T128">the important thing is not the edge cases or formal definition, but rather just a basic understanding of an alphabet as a backdrop against which sets of symbols have meaning.</text:span></text:p>
      <text:p text:style-name="P130"/>
      <text:p text:style-name="P133">That's enough to <text:span text:style-name="T129">come to our first major insight about symbols and alphabets: all symbolic representations are interchangeable.</text:span></text:p>
      <text:p text:style-name="P133"/>
      <text:p text:style-name="P134">What does this mean? <text:span text:style-name="T130">If you fix a translation system, you can take any string of symbols from one alphabet and translate using the agreed upon translation system to any other string of symbols in another alphabet.</text:span></text:p>
      <text:p text:style-name="P134"/>
      <text:p text:style-name="P135"><text:span text:style-name="T131">As an example, consider the sentence</text:span>:</text:p>
      <text:p text:style-name="P135"/>
      <text:p text:style-name="P141"><text:span text:style-name="T33"><text:s text:c="2"/></text:span><text:span text:style-name="T34">\emph{</text:span><text:span text:style-name="T33">All symbolic representations of information are fungible!</text:span><text:span text:style-name="T34">}</text:span></text:p>
      <text:p text:style-name="P130"/>
      <text:p text:style-name="P136">For starters, we could translate this to Chinese, giving us a new representation of the sentence in another alphabet:</text:p>
      <text:p text:style-name="P136"/>
      <text:p text:style-name="P136"><text:s text:c="2"/>\emph{所有的信息符號表示是可替代的！}</text:p>
      <text:p text:style-name="P136"/>
      <text:p text:style-name="P136">I mentioned above that one had to agree on a translation system. Which one did we just use here? We might call it a \emph{semantic} translation system, in that the underlying meaning of the sentence was recreated via a new sentence in Chinese.</text:p>
      <text:p text:style-name="P136"/>
      <text:p text:style-name="P136"/>
      <text:p text:style-name="P130"/>
      <text:p text:style-name="P129"/>
      <text:p text:style-name="P129"/>
      <text:p text:style-name="P128"/>
      <text:p text:style-name="P128"/>
      <text:p text:style-name="P126"/>
      <text:p text:style-name="P118"/>
      <text:p text:style-name="P117"/>
      <text:p text:style-name="P122">--</text:p>
      <text:p text:style-name="P120">IAMHERE LINE</text:p>
      <text:p text:style-name="P120"/>
      <text:p text:style-name="P120"/>
      <text:p text:style-name="P123">--</text:p>
      <text:p text:style-name="P132">GARBAGE</text:p>
      <text:p text:style-name="P121"/>
      <text:p text:style-name="P116"/>
      <text:p text:style-name="P116">You are reading symbols right now. <text:span text:style-name="T120">They are called ``letters'' and they make up an alphabet</text:span></text:p>
      <text:p text:style-name="P115"/>
      <text:p text:style-name="P115">asadsad</text:p>
      <text:p text:style-name="P115"/>
      <text:p text:style-name="P131"><text:span text:style-name="T128">vessel for symbolic information.</text:span></text:p>
      <text:p text:style-name="P113"/>
      <text:p text:style-name="P113"><text:soft-page-break/></text:p>
      <text:p text:style-name="P70"/>
      <text:p text:style-name="P70"/>
      <text:p text:style-name="P74"/>
      <text:p text:style-name="P73"/>
      <text:p text:style-name="P71"/>
      <text:p text:style-name="P71"/>
      <text:p text:style-name="P71"/>
      <text:p text:style-name="P69"/>
      <text:p text:style-name="P66"/>
      <text:p text:style-name="P62"/>
      <text:p text:style-name="P65"/>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0:14:11.726878163</meta:creation-date>
    <dc:date>2015-11-02T13:21:12.515698174</dc:date>
    <meta:editing-duration>P14DT9H54M59S</meta:editing-duration>
    <meta:editing-cycles>363</meta:editing-cycles>
    <meta:generator>LibreOffice/4.2.8.2$Linux_X86_64 LibreOffice_project/420m0$Build-2</meta:generator>
    <meta:document-statistic meta:table-count="0" meta:image-count="0" meta:object-count="0" meta:page-count="15" meta:paragraph-count="213" meta:word-count="5576" meta:character-count="33623" meta:non-whitespace-character-count="28227"/>
  </office:meta>
</office:document-meta>
</file>